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nionPro-It" svg:font-family="MinionPro-It, 'MS Mincho'"/>
    <style:font-face style:name="TimesNewRomanPS-BoldMT" svg:font-family="TimesNewRomanPS-BoldMT, 'MS Mincho'"/>
    <style:font-face style:name="Courier New" svg:font-family="'Courier New'" style:font-family-generic="modern"/>
    <style:font-face style:name="Liberation Serif4" svg:font-family="'Liberation Serif'" style:font-adornments="Regular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Полужирный" style:font-pitch="variable"/>
    <style:font-face style:name="Minion Pro" svg:font-family="'Minion Pro'" style:font-adornments="Regular" style:font-pitch="variable"/>
    <style:font-face style:name="SimSun" svg:font-family="SimSun, 宋体" style:font-pitch="variable"/>
    <style:font-face style:name="Georgia" svg:font-family="Georgia" style:font-family-generic="roman" style:font-pitch="variable"/>
    <style:font-face style:name="IPH Lib Serif2" svg:font-family="'IPH Lib Serif'" style:font-family-generic="roman" style:font-pitch="variable"/>
    <style:font-face style:name="IPH Lib Serif1" svg:font-family="'IPH Lib Serif'" style:font-adornments="Жирный" style:font-family-generic="roman" style:font-pitch="variable"/>
    <style:font-face style:name="IPH Lib Serif3" svg:font-family="'IPH Lib Serif'" style:font-adornments="Курсив" style:font-family-generic="roman" style:font-pitch="variable"/>
    <style:font-face style:name="IPH Lib Serif" svg:font-family="'IPH Lib Serif'" style:font-adornments="Обычный" style:font-family-generic="roman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adornments="Обычный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Carlito" style:font-family-generic="swiss" style:font-pitch="variable"/>
    <style:font-face style:name="Calibri1" svg:font-family="Calibri, 'Trebuchet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6" style:family="table">
      <style:table-properties style:width="110.01mm" fo:break-before="auto" fo:break-after="auto" table:align="margins" style:writing-mode="page"/>
    </style:style>
    <style:style style:name="Таблица6.A" style:family="table-column">
      <style:table-column-properties style:column-width="110.01mm" style:rel-column-width="65535*"/>
    </style:style>
    <style:style style:name="Таблица6.A1" style:family="table-cell">
      <style:table-cell-properties fo:background-color="transparent" fo:padding="0.97mm" fo:border="none" style:writing-mode="page">
        <style:background-image/>
      </style:table-cell-properties>
    </style:style>
    <style:style style:name="Таблица1" style:family="table">
      <style:table-properties style:width="130.02mm" style:rel-width="100%" fo:break-before="auto" fo:break-after="auto" table:align="center" fo:keep-with-next="auto" style:may-break-between-rows="true" style:writing-mode="page" table:border-model="collapsing"/>
    </style:style>
    <style:style style:name="Таблица1.A" style:family="table-column">
      <style:table-column-properties style:column-width="65.02mm" style:rel-column-width="3600*"/>
    </style:style>
    <style:style style:name="Таблица1.1" style:family="table-row">
      <style:table-row-properties style:min-row-height="35.07mm" fo:keep-together="auto"/>
    </style:style>
    <style:style style:name="Таблица1.A1" style:family="table-cell">
      <style:table-cell-properties style:vertical-align="" fo:background-color="transparent" fo:padding-left="0mm" fo:padding-right="0mm" fo:padding-top="2.5mm" fo:padding-bottom="0mm" fo:border-left="none" fo:border-right="none" fo:border-top="0.5pt solid #000000" fo:border-bottom="none" style:writing-mode="page">
        <style:background-image/>
      </style:table-cell-properties>
    </style:style>
    <style:style style:name="Таблица2" style:family="table">
      <style:table-properties style:width="130.02mm" style:rel-width="100%" fo:break-after="page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5.02mm" style:rel-column-width="3600*"/>
    </style:style>
    <style:style style:name="Таблица2.1" style:family="table-row">
      <style:table-row-properties style:min-row-height="29.99mm" fo:keep-together="auto"/>
    </style:style>
    <style:style style:name="Таблица2.A1" style:family="table-cell">
      <style:table-cell-properties style:vertical-align="" fo:background-color="transparent" fo:padding-left="0mm" fo:padding-right="0mm" fo:padding-top="2.5mm" fo:padding-bottom="0mm" fo:border-left="none" fo:border-right="none" fo:border-top="0.05pt solid #000000" fo:border-bottom="none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font-size="10pt" officeooo:rsid="00723830" officeooo:paragraph-rsid="00723830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fo:font-size="9pt" officeooo:rsid="0076438c" officeooo:paragraph-rsid="0076438c" style:font-size-asian="9pt" style:font-size-complex="9pt"/>
    </style:style>
    <style:style style:name="P4" style:family="paragraph" style:parent-style-name="Footer">
      <style:paragraph-properties fo:text-align="end" style:justify-single-word="false"/>
      <style:text-properties fo:font-size="9pt" officeooo:rsid="00723830" officeooo:paragraph-rsid="00723830" style:font-size-asian="9pt" style:font-size-complex="9pt"/>
    </style:style>
    <style:style style:name="P5" style:family="paragraph" style:parent-style-name="Footer">
      <style:text-properties fo:font-size="8pt" officeooo:rsid="00dbd734" officeooo:paragraph-rsid="00dbd734" style:font-size-asian="8pt" style:font-size-complex="8pt"/>
    </style:style>
    <style:style style:name="P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081bba0" officeooo:paragraph-rsid="0081bba0" style:font-size-asian="8pt" style:font-style-asian="normal" style:font-size-complex="8pt"/>
    </style:style>
    <style:style style:name="P7" style:family="paragraph" style:parent-style-name="Standard">
      <style:paragraph-properties fo:margin-left="0mm" fo:margin-right="0mm" fo:margin-top="6mm" fo:margin-bottom="2.1mm" loext:contextual-spacing="false" fo:line-height="3.88mm" fo:text-indent="0mm" style:auto-text-indent="false"/>
      <style:text-properties style:font-name="IPH Lib Serif2" fo:font-size="9pt" officeooo:paragraph-rsid="0058f8b8" fo:background-color="#ffa6a6" style:font-size-asian="9pt" style:font-size-complex="9pt"/>
    </style:style>
    <style:style style:name="P8" style:family="paragraph" style:parent-style-name="Первая_20_страница">
      <style:paragraph-properties fo:text-align="center" style:justify-single-word="false"/>
      <style:text-properties fo:font-size="11pt" fo:letter-spacing="0.71mm" fo:font-weight="bold" officeooo:rsid="0081bba0" officeooo:paragraph-rsid="0081bba0" style:font-size-asian="11pt" style:font-weight-asian="bold" style:font-size-complex="11pt" style:font-weight-complex="bold"/>
    </style:style>
    <style:style style:name="P9" style:family="paragraph" style:parent-style-name="Первая_20_страница">
      <style:paragraph-properties fo:text-align="center" style:justify-single-word="false"/>
      <style:text-properties fo:font-size="11pt" fo:letter-spacing="0.71mm" fo:font-weight="bold" officeooo:rsid="0085fc4d" officeooo:paragraph-rsid="0085fc4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line-height="100%" fo:text-align="end" style:justify-single-word="false"/>
      <style:text-properties fo:font-size="8pt" officeooo:rsid="0081bba0" officeooo:paragraph-rsid="0081bba0" style:font-size-asian="8pt" style:font-size-complex="8pt"/>
    </style:style>
    <style:style style:name="P11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3b4ce1" style:font-style-asian="normal" style:font-style-complex="normal"/>
    </style:style>
    <style:style style:name="P12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8365fb" style:font-style-asian="normal" style:font-style-complex="normal"/>
    </style:style>
    <style:style style:name="P13" style:family="paragraph" style:parent-style-name="Верхний_20_колонтитул_20_ле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italic" officeooo:rsid="013b4ce1" officeooo:paragraph-rsid="013b4ce1" style:font-style-asian="italic" style:font-style-complex="italic"/>
    </style:style>
    <style:style style:name="P14" style:family="paragraph" style:parent-style-name="Информация_20_о_20_журнале">
      <loext:graphic-properties draw:fill="none"/>
      <style:paragraph-properties fo:margin-left="4.99mm" fo:margin-right="0mm" fo:margin-top="0mm" fo:margin-bottom="0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style:font-name="IPH Lib Serif2" fo:font-size="8pt" fo:letter-spacing="0.02mm" officeooo:paragraph-rsid="0174fb51" style:font-size-asian="8pt" style:font-size-complex="8pt" fo:hyphenate="true" fo:hyphenation-remain-char-count="2" fo:hyphenation-push-char-count="2"/>
    </style:style>
    <style:style style:name="P15" style:family="paragraph" style:parent-style-name="Информация_20_о_20_журнале">
      <loext:graphic-properties draw:fill="none"/>
      <style:paragraph-properties fo:margin-left="4.99mm" fo:margin-right="0mm" fo:margin-top="0mm" fo:margin-bottom="1.01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officeooo:paragraph-rsid="0174fb51" fo:hyphenate="true" fo:hyphenation-remain-char-count="2" fo:hyphenation-push-char-count="2"/>
    </style:style>
    <style:style style:name="P16" style:family="paragraph" style:parent-style-name="Информация_20_о_20_журнале">
      <loext:graphic-properties draw:fill="none"/>
      <style:paragraph-properties fo:margin-left="4.99mm" fo:margin-right="0mm" fo:margin-top="0mm" fo:margin-bottom="1.01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style:use-window-font-color="true" style:text-outline="false" style:text-line-through-style="none" style:text-line-through-type="none" style:font-name="IPH Lib Serif2" fo:font-size="8pt" fo:letter-spacing="0.02mm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17" style:family="paragraph" style:parent-style-name="Информация_20_о_20_журнале">
      <loext:graphic-properties draw:fill="none"/>
      <style:paragraph-properties fo:margin-left="4.99mm" fo:margin-right="0mm" fo:margin-top="0mm" fo:margin-bottom="1.01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style:use-window-font-color="true" style:text-outline="false" style:text-line-through-style="none" style:text-line-through-type="none" style:font-name="IPH Lib Serif2" fo:font-size="8pt" fo:letter-spacing="-0.07mm" fo:font-style="normal" fo:text-shadow="none" style:text-underline-style="none" fo:font-weight="normal" officeooo:paragraph-rsid="018c1d01" style:font-size-asian="8pt" style:font-style-asian="normal" style:font-weight-asian="normal" style:font-size-complex="8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18" style:family="paragraph" style:parent-style-name="Информация_20_о_20_журнале">
      <loext:graphic-properties draw:fill="none" draw:fill-color="#729fcf"/>
      <style:paragraph-properties fo:margin-left="4.99mm" fo:margin-right="0mm" fo:margin-top="0mm" fo:margin-bottom="1.99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style:use-window-font-color="true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247b22a" style:font-size-asian="9pt" style:font-style-asian="normal" style:font-weight-asian="normal" style:font-size-complex="9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19" style:family="paragraph" style:parent-style-name="Информация_20_о_20_журнале">
      <loext:graphic-properties draw:fill="none" draw:fill-color="#729fcf"/>
      <style:paragraph-properties fo:margin-left="4.99mm" fo:margin-right="0mm" fo:margin-top="0mm" fo:margin-bottom="1.99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style:use-window-font-color="true" style:text-outline="false" style:text-line-through-style="none" style:text-line-through-type="none" style:font-name="IPH Lib Serif2" fo:font-size="8pt" fo:letter-spacing="normal" fo:font-style="normal" fo:text-shadow="none" style:text-underline-style="none" fo:font-weight="normal" officeooo:paragraph-rsid="0247b22a" style:font-size-asian="8pt" style:font-style-asian="normal" style:font-weight-asian="normal" style:font-size-complex="8pt" style:font-style-complex="normal" style:font-weight-complex="normal" style:text-scale="98%" style:text-overline-style="none" style:text-overline-color="font-color" fo:hyphenate="true" fo:hyphenation-remain-char-count="2" fo:hyphenation-push-char-count="2"/>
    </style:style>
    <style:style style:name="P20" style:family="paragraph" style:parent-style-name="Информация_20_о_20_журнале">
      <style:paragraph-properties fo:margin-top="0mm" fo:margin-bottom="1.01mm" loext:contextual-spacing="false" fo:text-align="justify" style:justify-single-word="false"/>
      <style:text-properties style:use-window-font-color="true" style:text-outline="false" style:text-line-through-style="none" style:text-line-through-type="none" style:font-name="IPH Lib Serif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Информация_20_о_20_журнале">
      <style:paragraph-properties fo:margin-top="0mm" fo:margin-bottom="1.01mm" loext:contextual-spacing="false" fo:text-align="justify" style:justify-single-word="false"/>
      <style:text-properties style:use-window-font-color="true" style:text-outline="false" style:text-line-through-style="none" style:text-line-through-type="none" style:font-name="IPH Lib Serif2" fo:font-size="8pt" fo:font-style="normal" fo:text-shadow="none" style:text-underline-style="none" fo:font-weight="normal" officeooo:paragraph-rsid="0078367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Информация_20_о_20_журнале">
      <style:paragraph-properties fo:margin-top="0mm" fo:margin-bottom="1.01mm" loext:contextual-spacing="false" fo:text-align="justify" style:justify-single-word="false"/>
      <style:text-properties style:use-window-font-color="true" style:text-outline="false" style:text-line-through-style="none" style:text-line-through-type="none" style:font-name="IPH Lib Serif2" fo:font-size="8pt" fo:font-style="normal" fo:text-shadow="none" style:text-underline-style="none" fo:font-weight="normal" officeooo:paragraph-rsid="0248f3a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mm" fo:margin-bottom="1.01mm" loext:contextual-spacing="false" fo:line-height="100%" fo:text-align="center" style:justify-single-word="false" style:writing-mode="page"/>
      <style:text-properties style:font-name="IPH Lib Serif2" fo:font-size="9pt" fo:font-style="normal" fo:font-weight="bold" officeooo:paragraph-rsid="0241fdf5" style:font-size-asian="9pt" style:font-style-asian="normal" style:font-weight-asian="bold" style:font-size-complex="9pt" style:font-style-complex="normal" style:font-weight-complex="bold"/>
    </style:style>
    <style:style style:name="P24" style:family="paragraph" style:parent-style-name="Standard">
      <style:paragraph-properties fo:margin-top="0mm" fo:margin-bottom="1.01mm" loext:contextual-spacing="false" fo:line-height="100%" fo:text-align="center" style:justify-single-word="false" style:writing-mode="page"/>
      <style:text-properties style:font-name="IPH Lib Serif2" fo:font-size="9pt" fo:font-style="normal" fo:font-weight="bold" officeooo:paragraph-rsid="0247b22a" style:font-size-asian="9pt" style:font-style-asian="normal" style:font-weight-asian="bold" style:font-size-complex="9pt" style:font-style-complex="normal" style:font-weight-complex="bold"/>
    </style:style>
    <style:style style:name="P25" style:family="paragraph" style:parent-style-name="Редколлегия">
      <style:paragraph-properties fo:margin-top="0mm" fo:margin-bottom="1.01mm" loext:contextual-spacing="false" fo:line-height="3.7mm" fo:text-align="center" style:justify-single-word="false"/>
      <style:text-properties style:font-name="IPH Lib Serif2" fo:font-size="9pt" fo:letter-spacing="normal" fo:font-weight="bold" officeooo:paragraph-rsid="0241fdf5" style:font-size-asian="9pt" style:font-weight-asian="bold" style:font-size-complex="9pt" style:font-weight-complex="bold"/>
    </style:style>
    <style:style style:name="P26" style:family="paragraph" style:parent-style-name="Редколлегия">
      <style:paragraph-properties fo:margin-top="0mm" fo:margin-bottom="1.01mm" loext:contextual-spacing="false" fo:line-height="3.7mm" fo:text-align="center" style:justify-single-word="false"/>
      <style:text-properties style:font-name="IPH Lib Serif2" fo:font-size="9pt" fo:letter-spacing="normal" fo:font-weight="bold" officeooo:paragraph-rsid="0247b22a" style:font-size-asian="9pt" style:font-weight-asian="bold" style:font-size-complex="9pt" style:font-weight-complex="bold"/>
    </style:style>
    <style:style style:name="P27" style:family="paragraph" style:parent-style-name="Редколлегия">
      <style:paragraph-properties fo:margin-top="0mm" fo:margin-bottom="1.01mm" loext:contextual-spacing="false" fo:line-height="3.7mm" fo:text-align="center" style:justify-single-word="false"/>
      <style:text-properties style:font-name="IPH Lib Serif2" fo:font-size="9pt" fo:letter-spacing="normal" fo:font-weight="bold" officeooo:paragraph-rsid="024a08cb" style:font-size-asian="9pt" style:font-weight-asian="bold" style:font-size-complex="9pt" style:font-weight-complex="bold"/>
    </style:style>
    <style:style style:name="P28" style:family="paragraph" style:parent-style-name="Редколлегия">
      <style:paragraph-properties fo:margin-top="0mm" fo:margin-bottom="1.01mm" loext:contextual-spacing="false" fo:line-height="3.7mm" fo:text-align="center" style:justify-single-word="false"/>
      <style:text-properties style:font-name="IPH Lib Serif2" fo:font-size="9pt" fo:letter-spacing="normal" fo:language="ru" fo:country="RU" fo:font-weight="bold" officeooo:rsid="02458277" officeooo:paragraph-rsid="02458277" style:font-size-asian="9pt" style:font-weight-asian="bold" style:font-size-complex="9pt" style:font-weight-complex="bold"/>
    </style:style>
    <style:style style:name="P29" style:family="paragraph" style:parent-style-name="Редколлегия">
      <style:paragraph-properties fo:margin-top="0mm" fo:margin-bottom="1.01mm" loext:contextual-spacing="false" fo:line-height="3.7mm" fo:text-align="center" style:justify-single-word="false"/>
      <style:text-properties style:font-name="IPH Lib Serif2" fo:font-size="9pt" fo:letter-spacing="normal" fo:language="ru" fo:country="RU" fo:font-weight="bold" officeooo:rsid="02458277" officeooo:paragraph-rsid="0247b22a" style:font-size-asian="9pt" style:font-weight-asian="bold" style:font-size-complex="9pt" style:font-weight-complex="bold"/>
    </style:style>
    <style:style style:name="P30" style:family="paragraph" style:parent-style-name="Standard">
      <loext:graphic-properties draw:fill-image-width="0mm" draw:fill-image-height="0mm"/>
      <style:paragraph-properties fo:margin-top="2.5mm" fo:margin-bottom="0mm" loext:contextual-spacing="false" fo:line-height="100%" fo:text-align="center" style:justify-single-word="false" fo:padding="0mm" fo:border="none" style:shadow="none" style:writing-mode="page"/>
      <style:text-properties style:font-name="IPH Lib Serif2" fo:font-size="21pt" fo:font-weight="bold" officeooo:paragraph-rsid="017485e0" style:font-size-asian="21pt" style:font-weight-asian="bold" style:font-size-complex="21pt" style:font-weight-complex="bold"/>
    </style:style>
    <style:style style:name="P31" style:family="paragraph" style:parent-style-name="Standard">
      <loext:graphic-properties draw:fill-image-width="0mm" draw:fill-image-height="0mm"/>
      <style:paragraph-properties fo:margin-top="2.5mm" fo:margin-bottom="0mm" loext:contextual-spacing="false" fo:line-height="100%" fo:text-align="center" style:justify-single-word="false" fo:padding="0mm" fo:border="none" style:shadow="none" style:writing-mode="page"/>
      <style:text-properties style:font-name="IPH Lib Serif2" fo:font-size="11pt" fo:font-weight="bold" officeooo:paragraph-rsid="023514ab" style:font-size-asian="11pt" style:font-weight-asian="bold" style:font-size-complex="11pt" style:font-weight-complex="bold"/>
    </style:style>
    <style:style style:name="P32" style:family="paragraph" style:parent-style-name="Standard">
      <loext:graphic-properties draw:fill-image-width="0mm" draw:fill-image-height="0mm"/>
      <style:paragraph-properties fo:margin-top="2.5mm" fo:margin-bottom="0mm" loext:contextual-spacing="false" fo:line-height="100%" fo:text-align="center" style:justify-single-word="false" fo:padding="0mm" fo:border="none" style:shadow="none" style:writing-mode="page"/>
      <style:text-properties style:font-name="IPH Lib Serif2" fo:font-size="13pt" fo:font-weight="bold" officeooo:paragraph-rsid="017485e0" style:font-size-asian="13pt" style:font-weight-asian="bold" style:font-size-complex="13pt" style:font-weight-complex="bold"/>
    </style:style>
    <style:style style:name="P33" style:family="paragraph" style:parent-style-name="Standard">
      <style:paragraph-properties fo:margin-top="1.5mm" fo:margin-bottom="0mm" loext:contextual-spacing="false" fo:line-height="100%" fo:text-align="center" style:justify-single-word="false" style:writing-mode="page"/>
      <style:text-properties fo:text-transform="uppercase" style:font-name="IPH Lib Serif2" fo:font-size="11pt" fo:font-weight="bold" officeooo:paragraph-rsid="017485e0" style:font-size-asian="11pt" style:font-weight-asian="bold" style:font-size-complex="11pt" style:font-weight-complex="bold"/>
    </style:style>
    <style:style style:name="P34" style:family="paragraph" style:parent-style-name="Standard">
      <loext:graphic-properties draw:fill-image-width="0mm" draw:fill-image-height="0mm"/>
      <style:paragraph-properties fo:margin-top="2.5mm" fo:margin-bottom="1.01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IPH Lib Serif2" fo:font-size="12pt" fo:font-style="normal" fo:text-shadow="none" style:text-underline-style="none" fo:font-weight="bold" officeooo:rsid="003c259a" officeooo:paragraph-rsid="017485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Информация_20_о_20_журнале">
      <loext:graphic-properties draw:fill="none"/>
      <style:paragraph-properties fo:margin-left="0mm" fo:margin-right="4.99mm" fo:margin-top="0mm" fo:margin-bottom="1.01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style:use-window-font-color="true" style:text-outline="false" style:text-line-through-style="none" style:text-line-through-type="none" style:font-name="IPH Lib Serif2" fo:font-size="8pt" fo:letter-spacing="normal" fo:font-style="normal" fo:text-shadow="none" style:text-underline-style="none" fo:font-weight="normal" officeooo:paragraph-rsid="018b8fbf" style:font-size-asian="8pt" style:font-style-asian="normal" style:font-weight-asian="normal" style:font-size-complex="8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36" style:family="paragraph" style:parent-style-name="Информация_20_о_20_журнале">
      <loext:graphic-properties draw:fill="none"/>
      <style:paragraph-properties fo:margin-left="0mm" fo:margin-right="4.99mm" fo:margin-top="0mm" fo:margin-bottom="1.01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style:use-window-font-color="true" style:text-outline="false" style:text-line-through-style="none" style:text-line-through-type="none" style:font-name="IPH Lib Serif2" fo:font-size="8pt" fo:letter-spacing="normal" fo:font-style="normal" fo:text-shadow="none" style:text-underline-style="none" fo:font-weight="normal" officeooo:paragraph-rsid="0113638d" style:font-size-asian="8pt" style:font-style-asian="normal" style:font-weight-asian="normal" style:font-size-complex="8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37" style:family="paragraph" style:parent-style-name="Информация_20_о_20_журнале">
      <loext:graphic-properties draw:fill="none"/>
      <style:paragraph-properties fo:margin-left="0mm" fo:margin-right="4.99mm" fo:margin-top="0mm" fo:margin-bottom="1.01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style:use-window-font-color="true" style:text-outline="false" style:text-line-through-style="none" style:text-line-through-type="none" style:font-name="IPH Lib Serif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38" style:family="paragraph" style:parent-style-name="Информация_20_о_20_журнале">
      <loext:graphic-properties draw:fill="none"/>
      <style:paragraph-properties fo:margin-left="0mm" fo:margin-right="4.99mm" fo:margin-top="0mm" fo:margin-bottom="1.01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fo:hyphenate="true" fo:hyphenation-remain-char-count="2" fo:hyphenation-push-char-count="2"/>
    </style:style>
    <style:style style:name="P39" style:family="paragraph" style:parent-style-name="Standard">
      <loext:graphic-properties draw:fill-image-width="0mm" draw:fill-image-height="0mm"/>
      <style:paragraph-properties fo:margin-top="16.51mm" fo:margin-bottom="0mm" loext:contextual-spacing="false" fo:line-height="100%" fo:text-align="center" style:justify-single-word="false" fo:padding="0mm" fo:border="none" style:shadow="none" style:writing-mode="page"/>
      <style:text-properties style:font-name="IPH Lib Serif2" fo:font-size="15pt" fo:font-weight="bold" officeooo:paragraph-rsid="017485e0" style:font-size-asian="15pt" style:font-weight-asian="bold" style:font-size-complex="15pt" style:font-weight-complex="bold"/>
    </style:style>
    <style:style style:name="P40" style:family="paragraph" style:parent-style-name="Редколлегия">
      <style:paragraph-properties fo:margin-top="0mm" fo:margin-bottom="3mm" loext:contextual-spacing="false" fo:text-align="center" style:justify-single-word="false"/>
      <style:text-properties officeooo:paragraph-rsid="0241fdf5"/>
    </style:style>
    <style:style style:name="P41" style:family="paragraph" style:parent-style-name="Редколлегия">
      <style:paragraph-properties fo:margin-top="0mm" fo:margin-bottom="3mm" loext:contextual-spacing="false" fo:text-align="center" style:justify-single-word="false"/>
      <style:text-properties officeooo:paragraph-rsid="0247b22a"/>
    </style:style>
    <style:style style:name="P42" style:family="paragraph" style:parent-style-name="Редколлегия">
      <style:paragraph-properties fo:margin-top="0mm" fo:margin-bottom="3mm" loext:contextual-spacing="false" fo:line-height="3.7mm" fo:text-align="center" style:justify-single-word="false"/>
      <style:text-properties style:font-name="IPH Lib Serif2" fo:font-size="8.60000038146973pt" fo:letter-spacing="normal" officeooo:paragraph-rsid="0241fdf5" style:font-size-asian="8.60000038146973pt" style:font-size-complex="8.60000038146973pt"/>
    </style:style>
    <style:style style:name="P43" style:family="paragraph" style:parent-style-name="Редколлегия">
      <style:paragraph-properties fo:margin-top="0mm" fo:margin-bottom="3mm" loext:contextual-spacing="false" fo:line-height="3.7mm" fo:text-align="center" style:justify-single-word="false"/>
      <style:text-properties style:font-name="IPH Lib Serif2" fo:font-size="8.60000038146973pt" fo:letter-spacing="normal" officeooo:paragraph-rsid="0247b22a" style:font-size-asian="8.60000038146973pt" style:font-size-complex="8.60000038146973pt"/>
    </style:style>
    <style:style style:name="P44" style:family="paragraph" style:parent-style-name="Редколлегия">
      <style:paragraph-properties fo:margin-top="0mm" fo:margin-bottom="3mm" loext:contextual-spacing="false" fo:line-height="3.7mm" fo:text-align="center" style:justify-single-word="false"/>
      <style:text-properties style:font-name="IPH Lib Serif2" fo:font-size="8.60000038146973pt" fo:letter-spacing="normal" officeooo:paragraph-rsid="024a08cb" style:font-size-asian="8.60000038146973pt" style:font-size-complex="8.60000038146973pt"/>
    </style:style>
    <style:style style:name="P45" style:family="paragraph" style:parent-style-name="Редколлегия">
      <style:paragraph-properties fo:margin-top="0mm" fo:margin-bottom="3mm" loext:contextual-spacing="false" fo:line-height="3.7mm" fo:text-align="center" style:justify-single-word="false"/>
      <style:text-properties style:font-name="IPH Lib Serif2" fo:font-size="8.60000038146973pt" fo:letter-spacing="normal" officeooo:paragraph-rsid="0247b22a" fo:background-color="#ffa6a6" style:font-size-asian="8.60000038146973pt" style:font-size-complex="8.60000038146973pt"/>
    </style:style>
    <style:style style:name="P46" style:family="paragraph" style:parent-style-name="Standard">
      <style:paragraph-properties fo:line-height="115%"/>
      <style:text-properties style:font-name="IPH Lib Serif2" fo:font-size="9pt" fo:background-color="#ffa6a6" style:font-size-asian="9pt" style:font-size-complex="9pt"/>
    </style:style>
    <style:style style:name="P47" style:family="paragraph" style:parent-style-name="Standard">
      <style:paragraph-properties fo:line-height="115%"/>
      <style:text-properties style:font-name="IPH Lib Serif2" fo:font-size="9pt" officeooo:paragraph-rsid="01caad76" fo:background-color="#ffa6a6" style:font-size-asian="9pt" style:font-size-complex="9pt"/>
    </style:style>
    <style:style style:name="P48" style:family="paragraph" style:parent-style-name="Standard">
      <style:paragraph-properties fo:line-height="115%"/>
      <style:text-properties style:font-name="IPH Lib Serif2" fo:font-size="9pt" officeooo:paragraph-rsid="01c95477" fo:background-color="#ffa6a6" style:font-size-asian="9pt" style:font-size-complex="9pt"/>
    </style:style>
    <style:style style:name="P49" style:family="paragraph" style:parent-style-name="Standard">
      <style:paragraph-properties fo:margin-top="3mm" fo:margin-bottom="1.01mm" loext:contextual-spacing="false" fo:line-height="100%" fo:text-align="center" style:justify-single-word="false" style:writing-mode="page"/>
      <style:text-properties style:font-name="IPH Lib Serif2" fo:font-size="9.80000019073486pt" fo:font-style="italic" fo:font-weight="bold" officeooo:paragraph-rsid="0241fdf5" style:font-size-asian="9.80000019073486pt" style:font-style-asian="italic" style:font-weight-asian="bold" style:font-size-complex="9.80000019073486pt" style:font-style-complex="italic" style:font-weight-complex="bold"/>
    </style:style>
    <style:style style:name="P50" style:family="paragraph" style:parent-style-name="Standard">
      <style:paragraph-properties fo:margin-top="3mm" fo:margin-bottom="1.01mm" loext:contextual-spacing="false" fo:line-height="100%" fo:text-align="center" style:justify-single-word="false" style:writing-mode="page"/>
      <style:text-properties style:font-name="IPH Lib Serif2" fo:font-size="9.80000019073486pt" fo:font-style="italic" fo:font-weight="bold" officeooo:paragraph-rsid="0247b22a" style:font-size-asian="9.80000019073486pt" style:font-style-asian="italic" style:font-weight-asian="bold" style:font-size-complex="9.80000019073486pt" style:font-style-complex="italic" style:font-weight-complex="bold"/>
    </style:style>
    <style:style style:name="P51" style:family="paragraph" style:parent-style-name="Standard">
      <style:paragraph-properties fo:margin-top="3mm" fo:margin-bottom="1.01mm" loext:contextual-spacing="false" fo:line-height="100%" fo:text-align="center" style:justify-single-word="false" style:writing-mode="page"/>
      <style:text-properties style:font-name="IPH Lib Serif2" fo:font-size="9pt" fo:font-style="normal" fo:font-weight="bold" officeooo:paragraph-rsid="0241fdf5" style:font-size-asian="9pt" style:font-style-asian="normal" style:font-weight-asian="bold" style:font-size-complex="9pt" style:font-style-complex="normal" style:font-weight-complex="bold"/>
    </style:style>
    <style:style style:name="P52" style:family="paragraph" style:parent-style-name="Standard">
      <style:paragraph-properties fo:margin-top="3mm" fo:margin-bottom="1.01mm" loext:contextual-spacing="false" fo:line-height="100%" fo:text-align="center" style:justify-single-word="false" style:writing-mode="page"/>
      <style:text-properties style:font-name="IPH Lib Serif2" fo:font-size="9pt" fo:font-style="normal" fo:font-weight="bold" officeooo:paragraph-rsid="0247b22a" style:font-size-asian="9pt" style:font-style-asian="normal" style:font-weight-asian="bold" style:font-size-complex="9pt" style:font-style-complex="normal" style:font-weight-complex="bold"/>
    </style:style>
    <style:style style:name="P53" style:family="paragraph" style:parent-style-name="Редколлегия">
      <style:paragraph-properties fo:margin-top="3mm" fo:margin-bottom="1.01mm" loext:contextual-spacing="false" fo:line-height="3.7mm" fo:text-align="center" style:justify-single-word="false"/>
      <style:text-properties style:font-name="IPH Lib Serif2" fo:font-size="9.80000019073486pt" fo:letter-spacing="normal" fo:font-style="italic" fo:font-weight="bold" officeooo:paragraph-rsid="0241fdf5" style:font-size-asian="9.80000019073486pt" style:font-style-asian="italic" style:font-weight-asian="bold" style:font-size-complex="9.80000019073486pt" style:font-style-complex="italic" style:font-weight-complex="bold"/>
    </style:style>
    <style:style style:name="P54" style:family="paragraph" style:parent-style-name="Редколлегия">
      <style:paragraph-properties fo:margin-top="3mm" fo:margin-bottom="1.01mm" loext:contextual-spacing="false" fo:line-height="3.7mm" fo:text-align="center" style:justify-single-word="false"/>
      <style:text-properties style:font-name="IPH Lib Serif2" fo:font-size="9.80000019073486pt" fo:letter-spacing="normal" fo:font-style="italic" fo:font-weight="bold" officeooo:paragraph-rsid="024a08cb" style:font-size-asian="9.80000019073486pt" style:font-style-asian="italic" style:font-weight-asian="bold" style:font-size-complex="9.80000019073486pt" style:font-style-complex="italic" style:font-weight-complex="bold"/>
    </style:style>
    <style:style style:name="P55" style:family="paragraph" style:parent-style-name="Standard">
      <style:paragraph-properties fo:margin-top="10mm" fo:margin-bottom="0mm" loext:contextual-spacing="false"/>
      <style:text-properties style:font-name="IPH Lib Serif2" officeooo:paragraph-rsid="015b39b1" fo:background-color="#ffa6a6"/>
    </style:style>
    <style:style style:name="P56" style:family="paragraph" style:parent-style-name="Standard">
      <style:paragraph-properties fo:margin-top="6mm" fo:margin-bottom="0mm" loext:contextual-spacing="false" fo:line-height="3.88mm"/>
      <style:text-properties style:font-name="IPH Lib Serif2" fo:font-size="9pt" fo:font-style="italic" officeooo:paragraph-rsid="0058f8b8" fo:background-color="#ffa6a6" style:font-size-asian="9pt" style:font-style-asian="italic" style:font-size-complex="9pt"/>
    </style:style>
    <style:style style:name="P57" style:family="paragraph" style:parent-style-name="Задний_20_форзац">
      <style:paragraph-properties fo:margin-top="6mm" fo:margin-bottom="0mm" loext:contextual-spacing="false" fo:line-height="115%"/>
      <style:text-properties style:font-name="IPH Lib Serif2" fo:font-size="9pt" fo:background-color="#ffa6a6" style:font-size-asian="9pt" style:font-size-complex="9pt"/>
    </style:style>
    <style:style style:name="P58" style:family="paragraph" style:parent-style-name="Standard">
      <style:paragraph-properties fo:margin-top="3mm" fo:margin-bottom="0mm" loext:contextual-spacing="false" fo:line-height="115%"/>
      <style:text-properties style:font-name="IPH Lib Serif2" fo:font-size="9pt" officeooo:paragraph-rsid="01caad76" fo:background-color="#ffa6a6" style:font-size-asian="9pt" style:font-size-complex="9pt"/>
    </style:style>
    <style:style style:name="P59" style:family="paragraph" style:parent-style-name="Standard">
      <style:paragraph-properties fo:margin-top="3mm" fo:margin-bottom="0mm" loext:contextual-spacing="false" fo:line-height="115%"/>
      <style:text-properties style:font-name="IPH Lib Serif2" fo:font-size="9pt" officeooo:paragraph-rsid="0058f8b8" fo:background-color="#ffa6a6" style:font-size-asian="9pt" style:font-size-complex="9pt"/>
    </style:style>
    <style:style style:name="P60" style:family="paragraph" style:parent-style-name="Задний_20_форзац">
      <style:paragraph-properties fo:margin-top="3mm" fo:margin-bottom="0mm" loext:contextual-spacing="false" fo:line-height="115%"/>
      <style:text-properties style:font-name="IPH Lib Serif2" fo:font-size="9pt" officeooo:paragraph-rsid="01c95477" fo:background-color="#ffa6a6" style:font-size-asian="9pt" style:font-size-complex="9pt"/>
    </style:style>
    <style:style style:name="P61" style:family="paragraph" style:parent-style-name="Standard">
      <style:paragraph-properties fo:margin-top="11.99mm" fo:margin-bottom="0mm" loext:contextual-spacing="false" fo:line-height="115%" fo:text-align="start" style:justify-single-word="false"/>
      <style:text-properties style:font-name="IPH Lib Serif2" fo:font-size="9pt" officeooo:paragraph-rsid="0058f8b8" fo:background-color="#ffa6a6" style:font-size-asian="9pt" style:font-size-complex="9pt"/>
    </style:style>
    <style:style style:name="P62" style:family="paragraph" style:parent-style-name="Standard">
      <style:paragraph-properties fo:margin-top="11.99mm" fo:margin-bottom="0mm" loext:contextual-spacing="false" fo:line-height="115%"/>
      <style:text-properties style:font-name="IPH Lib Serif2" officeooo:paragraph-rsid="015b39b1" fo:background-color="#ffa6a6"/>
    </style:style>
    <style:style style:name="P63" style:family="paragraph" style:parent-style-name="Информация_20_о_20_журнале">
      <style:paragraph-properties fo:margin-top="0mm" fo:margin-bottom="0mm" loext:contextual-spacing="false" fo:text-align="justify" style:justify-single-word="false"/>
      <style:text-properties style:use-window-font-color="true" style:text-outline="false" style:text-line-through-style="none" style:text-line-through-type="none" style:font-name="IPH Lib Serif2" fo:font-size="8pt" fo:font-style="normal" fo:text-shadow="none" style:text-underline-style="none" fo:font-weight="normal" officeooo:paragraph-rsid="0248f3a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4" style:family="paragraph" style:parent-style-name="Редколлегия">
      <style:paragraph-properties fo:margin-top="0mm" fo:margin-bottom="0mm" loext:contextual-spacing="false" fo:line-height="3.7mm" fo:text-align="center" style:justify-single-word="false"/>
      <style:text-properties style:font-name="IPH Lib Serif2" fo:font-size="8.60000038146973pt" fo:letter-spacing="normal" officeooo:paragraph-rsid="0241fdf5" style:font-size-asian="8.60000038146973pt" style:font-size-complex="8.60000038146973pt"/>
    </style:style>
    <style:style style:name="P65" style:family="paragraph" style:parent-style-name="Редколлегия">
      <style:paragraph-properties fo:margin-top="0mm" fo:margin-bottom="0mm" loext:contextual-spacing="false" fo:line-height="3.7mm" fo:text-align="center" style:justify-single-word="false"/>
      <style:text-properties style:font-name="IPH Lib Serif2" fo:font-size="8.60000038146973pt" fo:letter-spacing="normal" officeooo:paragraph-rsid="0247b22a" style:font-size-asian="8.60000038146973pt" style:font-size-complex="8.60000038146973pt"/>
    </style:style>
    <style:style style:name="P66" style:family="paragraph" style:parent-style-name="Редколлегия">
      <style:paragraph-properties fo:line-height="3.7mm" fo:text-align="center" style:justify-single-word="false"/>
      <style:text-properties style:font-name="IPH Lib Serif2" fo:font-size="8.60000038146973pt" fo:letter-spacing="-0.04mm" officeooo:paragraph-rsid="0241fdf5" style:font-size-asian="8.60000038146973pt" style:font-size-complex="8.60000038146973pt"/>
    </style:style>
    <style:style style:name="P67" style:family="paragraph" style:parent-style-name="Редколлегия">
      <style:paragraph-properties fo:line-height="3.7mm" fo:text-align="center" style:justify-single-word="false"/>
      <style:text-properties style:font-name="IPH Lib Serif2" fo:font-size="8.60000038146973pt" fo:letter-spacing="-0.04mm" officeooo:paragraph-rsid="0247b22a" style:font-size-asian="8.60000038146973pt" style:font-size-complex="8.60000038146973pt"/>
    </style:style>
    <style:style style:name="P68" style:family="paragraph" style:parent-style-name="Редколлегия">
      <style:paragraph-properties fo:text-align="center" style:justify-single-word="false"/>
      <style:text-properties officeooo:paragraph-rsid="0241fdf5"/>
    </style:style>
    <style:style style:name="P69" style:family="paragraph" style:parent-style-name="Редколлегия">
      <style:paragraph-properties fo:text-align="center" style:justify-single-word="false"/>
      <style:text-properties officeooo:paragraph-rsid="0247b22a"/>
    </style:style>
    <style:style style:name="P70" style:family="paragraph" style:parent-style-name="Редколлегия">
      <style:paragraph-properties fo:margin-top="1.99mm" fo:margin-bottom="1.01mm" loext:contextual-spacing="false" fo:line-height="3.7mm" fo:text-align="center" style:justify-single-word="false"/>
      <style:text-properties style:font-name="IPH Lib Serif2" fo:font-size="9pt" fo:letter-spacing="normal" fo:font-weight="bold" officeooo:paragraph-rsid="0241fdf5" style:font-size-asian="9pt" style:font-weight-asian="bold" style:font-size-complex="9pt" style:font-weight-complex="bold"/>
    </style:style>
    <style:style style:name="P71" style:family="paragraph" style:parent-style-name="Редколлегия">
      <style:paragraph-properties fo:margin-top="1.99mm" fo:margin-bottom="1.01mm" loext:contextual-spacing="false" fo:line-height="3.7mm" fo:text-align="center" style:justify-single-word="false"/>
      <style:text-properties style:font-name="IPH Lib Serif2" fo:font-size="9pt" fo:letter-spacing="normal" fo:font-weight="bold" officeooo:paragraph-rsid="0247b22a" style:font-size-asian="9pt" style:font-weight-asian="bold" style:font-size-complex="9pt" style:font-weight-complex="bold"/>
    </style:style>
    <style:style style:name="P72" style:family="paragraph" style:parent-style-name="Редколлегия">
      <style:paragraph-properties fo:margin-top="0mm" fo:margin-bottom="27.01mm" loext:contextual-spacing="false" fo:line-height="3.7mm" fo:text-align="center" style:justify-single-word="false"/>
      <style:text-properties style:font-name="IPH Lib Serif2" fo:font-size="8.60000038146973pt" fo:letter-spacing="normal" officeooo:rsid="02458277" officeooo:paragraph-rsid="02458277" style:font-size-asian="8.60000038146973pt" style:font-size-complex="8.60000038146973pt"/>
    </style:style>
    <style:style style:name="P73" style:family="paragraph" style:parent-style-name="Редколлегия">
      <style:paragraph-properties fo:margin-top="0mm" fo:margin-bottom="27.01mm" loext:contextual-spacing="false" fo:line-height="3.7mm" fo:text-align="center" style:justify-single-word="false"/>
      <style:text-properties style:font-name="IPH Lib Serif2" fo:font-size="8.60000038146973pt" fo:letter-spacing="normal" officeooo:rsid="02458277" officeooo:paragraph-rsid="0247b22a" style:font-size-asian="8.60000038146973pt" style:font-size-complex="8.60000038146973pt"/>
    </style:style>
    <style:style style:name="P74" style:family="paragraph" style:parent-style-name="Задний_20_форзац">
      <style:paragraph-properties fo:line-height="115%"/>
      <style:text-properties style:font-name="IPH Lib Serif2" fo:font-size="9pt" fo:background-color="#ffa6a6" style:font-size-asian="9pt" style:font-size-complex="9pt"/>
    </style:style>
    <style:style style:name="P75" style:family="paragraph" style:parent-style-name="Standard" style:master-page-name="Титул_20_русский">
      <style:paragraph-properties fo:margin-top="0mm" fo:margin-bottom="1.01mm" loext:contextual-spacing="false" fo:line-height="100%" fo:text-align="center" style:justify-single-word="false" style:page-number="auto" style:writing-mode="page"/>
      <style:text-properties style:font-name="IPH Lib Serif2" fo:font-size="9.80000019073486pt" fo:font-style="italic" fo:font-weight="bold" officeooo:paragraph-rsid="0241fdf5" style:font-size-asian="9.80000019073486pt" style:font-style-asian="italic" style:font-weight-asian="bold" style:font-size-complex="9.80000019073486pt" style:font-style-complex="italic" style:font-weight-complex="bold"/>
    </style:style>
    <style:style style:name="P76" style:family="paragraph" style:parent-style-name="Standard" style:master-page-name="Титул_20_английский">
      <style:paragraph-properties fo:margin-top="0mm" fo:margin-bottom="1.01mm" loext:contextual-spacing="false" fo:line-height="100%" fo:text-align="center" style:justify-single-word="false" style:page-number="auto" style:writing-mode="page"/>
      <style:text-properties style:font-name="IPH Lib Serif2" fo:font-size="9.80000019073486pt" fo:font-style="italic" fo:font-weight="bold" officeooo:paragraph-rsid="0247b22a" style:font-size-asian="9.80000019073486pt" style:font-style-asian="italic" style:font-weight-asian="bold" style:font-size-complex="9.80000019073486pt" style:font-style-complex="italic" style:font-weight-complex="bold"/>
    </style:style>
    <style:style style:name="P77" style:family="paragraph" style:parent-style-name="Standard" style:master-page-name="Первая_20_страница_20_статьи">
      <style:paragraph-properties style:page-number="auto" fo:break-before="page"/>
    </style:style>
    <style:style style:name="P78" style:family="paragraph" style:parent-style-name="Standard" style:master-page-name="Выпускная_20_страница">
      <style:paragraph-properties fo:margin-left="0mm" fo:margin-right="0mm" fo:line-height="3.9mm" fo:text-indent="0mm" style:auto-text-indent="false" style:page-number="auto" fo:break-before="page"/>
      <style:text-properties style:font-name="IPH Lib Serif2" fo:font-size="10pt" officeooo:paragraph-rsid="0058f8b8" fo:background-color="#ffa6a6" style:font-size-asian="10pt" style:font-size-complex="10pt"/>
    </style:style>
    <style:style style:name="P79" style:family="paragraph" style:parent-style-name="Standard" style:master-page-name="Выпускная_20_страница">
      <style:paragraph-properties fo:margin-top="0mm" fo:margin-bottom="3mm" loext:contextual-spacing="false" fo:text-align="center" style:justify-single-word="false" style:page-number="auto" fo:break-before="page"/>
      <style:text-properties style:font-name="IPH Lib Serif2" fo:font-size="12pt" fo:font-weight="bold" fo:background-color="#ffa6a6" style:font-size-asian="12pt" style:font-weight-asian="bold" style:font-size-complex="12pt" style:font-weight-complex="bold"/>
    </style:style>
    <style:style style:name="P80" style:family="paragraph" style:parent-style-name="Contents_20_Heading" style:master-page-name="В_20_номере">
      <style:paragraph-properties fo:text-align="start" style:justify-single-word="false" style:page-number="auto"/>
    </style:style>
    <style:style style:name="P81" style:family="paragraph" style:parent-style-name="Contents_20_Heading" style:master-page-name="Table_20_of_20_contents">
      <style:paragraph-properties style:page-number="auto" fo:break-before="page"/>
    </style:style>
    <style:style style:name="P82" style:family="paragraph" style:parent-style-name="Text_20_body" style:list-style-name="List_20_1"/>
    <style:style style:name="P83" style:family="paragraph" style:parent-style-name="Text_20_body" style:list-style-name="List_20_1">
      <style:text-properties style:font-name="IPH Lib Serif2" fo:background-color="#ffa6a6"/>
    </style:style>
    <style:style style:name="P84" style:family="paragraph" style:parent-style-name="Text_20_body" style:list-style-name="List_20_1">
      <style:text-properties style:font-name="IPH Lib Serif2" fo:font-size="11pt" fo:background-color="#ffa6a6" style:font-size-asian="11pt" style:font-size-complex="11pt"/>
    </style:style>
    <style:style style:name="P85" style:family="paragraph" style:parent-style-name="Text_20_body" style:list-style-name="List_20_1">
      <style:paragraph-properties fo:margin-top="0mm" fo:margin-bottom="1.01mm" loext:contextual-spacing="false"/>
      <style:text-properties style:font-name="IPH Lib Serif2" fo:font-size="11pt" fo:background-color="#ffa6a6" style:font-size-asian="11pt" style:font-size-complex="11pt"/>
    </style:style>
    <style:style style:name="P86" style:family="paragraph" style:parent-style-name="Text_20_body" style:list-style-name="List_20_1">
      <style:paragraph-properties fo:margin-top="1.01mm" fo:margin-bottom="1.01mm" loext:contextual-spacing="false"/>
    </style:style>
    <style:style style:name="P87" style:family="paragraph" style:parent-style-name="Text_20_body" style:list-style-name="List_20_1">
      <style:paragraph-properties fo:margin-top="1.01mm" fo:margin-bottom="0mm" loext:contextual-spacing="false"/>
    </style:style>
    <style:style style:name="P88" style:family="paragraph" style:parent-style-name="Text_20_body" style:list-style-name="List_20_1">
      <style:paragraph-properties fo:margin-top="1.01mm" fo:margin-bottom="0mm" loext:contextual-spacing="false"/>
      <style:text-properties officeooo:paragraph-rsid="01eba80b"/>
    </style:style>
    <style:style style:name="P89" style:family="paragraph" style:parent-style-name="Text_20_body" style:list-style-name="List_20_1">
      <style:paragraph-properties fo:margin-top="1.01mm" fo:margin-bottom="0mm" loext:contextual-spacing="false"/>
      <style:text-properties style:font-name="IPH Lib Serif2" fo:font-size="11pt" fo:background-color="#ffa6a6" style:font-size-asian="11pt" style:font-size-complex="11pt"/>
    </style:style>
    <style:style style:name="P90" style:family="paragraph" style:parent-style-name="Text_20_body" style:list-style-name="List_20_1">
      <style:paragraph-properties fo:margin-top="1.01mm" fo:margin-bottom="0mm" loext:contextual-spacing="false"/>
      <style:text-properties style:font-name="IPH Lib Serif2" officeooo:paragraph-rsid="01eba80b" fo:background-color="#ffa6a6"/>
    </style:style>
    <style:style style:name="P91" style:family="paragraph" style:parent-style-name="Text_20_body" style:list-style-name="List_20_1">
      <style:paragraph-properties fo:margin-top="1.01mm" fo:margin-bottom="0mm" loext:contextual-spacing="false" fo:text-align="justify" style:justify-single-word="false"/>
    </style:style>
    <style:style style:name="P92" style:family="paragraph" style:parent-style-name="Text_20_body" style:list-style-name="List_20_1" style:master-page-name="">
      <loext:graphic-properties draw:fill="none" draw:fill-image-width="0mm" draw:fill-image-height="0mm"/>
      <style:paragraph-properties fo:margin-left="20mm" fo:margin-right="0mm" fo:margin-top="0mm" fo:margin-bottom="0mm" loext:contextual-spacing="true" fo:line-height="4.32mm" fo:text-align="justify" style:justify-single-word="false" fo:orphans="2" fo:widows="0" fo:hyphenation-ladder-count="3" fo:text-indent="-4.99mm" style:auto-text-indent="false" style:page-number="auto" fo:background-color="transparent" style:shadow="none" style:writing-mode="page">
        <style:tab-stops>
          <style:tab-stop style:position="7.94mm"/>
          <style:tab-stop style:position="11.06mm"/>
        </style:tab-stops>
      </style:paragraph-properties>
      <style:text-properties style:font-name="IPH Lib Serif2" fo:font-size="11pt" fo:letter-spacing="0.04mm" fo:background-color="#ffa6a6" style:font-size-asian="11pt" style:font-size-complex="11pt" fo:hyphenate="true" fo:hyphenation-remain-char-count="2" fo:hyphenation-push-char-count="2"/>
    </style:style>
    <style:style style:name="P93" style:family="paragraph" style:parent-style-name="Text_20_body" style:list-style-name="List_20_1" style:master-page-name="">
      <loext:graphic-properties draw:fill="none" draw:fill-image-width="0mm" draw:fill-image-height="0mm"/>
      <style:paragraph-properties fo:margin-left="20mm" fo:margin-right="0mm" fo:margin-top="0mm" fo:margin-bottom="0mm" loext:contextual-spacing="true" fo:line-height="4.32mm" fo:text-align="justify" style:justify-single-word="false" fo:orphans="2" fo:widows="0" fo:hyphenation-ladder-count="3" fo:text-indent="-4.99mm" style:auto-text-indent="false" style:page-number="auto" fo:background-color="transparent" style:shadow="none" style:writing-mode="page">
        <style:tab-stops>
          <style:tab-stop style:position="1.01mm"/>
          <style:tab-stop style:position="1.99mm"/>
        </style:tab-stops>
      </style:paragraph-properties>
      <style:text-properties style:font-name="IPH Lib Serif2" fo:font-size="11pt" fo:background-color="#ffa6a6" style:font-size-asian="11pt" style:font-size-complex="11pt" fo:hyphenate="true" fo:hyphenation-remain-char-count="2" fo:hyphenation-push-char-count="2"/>
    </style:style>
    <style:style style:name="P94" style:family="paragraph" style:parent-style-name="Text_20_body" style:list-style-name="List_20_1">
      <style:paragraph-properties fo:margin-top="1.01mm" fo:margin-bottom="0mm" loext:contextual-spacing="true"/>
      <style:text-properties style:font-name="IPH Lib Serif2" fo:background-color="#ffa6a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4a08cb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18c1d01" style:font-weight-asian="bold" style:font-weight-complex="bold"/>
    </style:style>
    <style:style style:name="T6" style:family="text">
      <style:text-properties fo:language="en" fo:country="US" fo:font-weight="bold" style:font-weight-asian="bold" style:font-name-complex="Liberation Serif2" style:font-weight-complex="bold"/>
    </style:style>
    <style:style style:name="T7" style:family="text">
      <style:text-properties fo:language="en" fo:country="US" fo:font-weight="bold" officeooo:rsid="02462728" style:font-weight-asian="bold"/>
    </style:style>
    <style:style style:name="T8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24d7fe7" style:font-weight-asian="normal" style:font-weight-complex="normal"/>
    </style:style>
    <style:style style:name="T11" style:family="text">
      <style:text-properties fo:language="en" fo:country="US" officeooo:rsid="01eba80b"/>
    </style:style>
    <style:style style:name="T12" style:family="text">
      <style:text-properties fo:language="en" fo:country="US" officeooo:rsid="02462728"/>
    </style:style>
    <style:style style:name="T13" style:family="text">
      <style:text-properties fo:language="en" fo:country="US" officeooo:rsid="01cbd182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9c3fa3"/>
    </style:style>
    <style:style style:name="T17" style:family="text">
      <style:text-properties officeooo:rsid="009f4cf9"/>
    </style:style>
    <style:style style:name="T18" style:family="text">
      <style:text-properties officeooo:rsid="02519778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1c7c1ba" style:font-style-asian="italic" style:font-style-complex="italic"/>
    </style:style>
    <style:style style:name="T22" style:family="text">
      <style:text-properties fo:font-style="italic" officeooo:rsid="01c95477" style:font-style-asian="italic" style:font-style-complex="italic"/>
    </style:style>
    <style:style style:name="T23" style:family="text">
      <style:text-properties fo:font-style="italic" officeooo:rsid="01c7c1ba" style:font-style-asian="italic"/>
    </style:style>
    <style:style style:name="T24" style:family="text">
      <style:text-properties fo:font-style="italic" officeooo:rsid="01c95477" style:font-style-asian="italic"/>
    </style:style>
    <style:style style:name="T25" style:family="text">
      <style:text-properties fo:font-style="italic" style:font-style-asian="italic" style:font-name-complex="Liberation Serif2"/>
    </style:style>
    <style:style style:name="T26" style:family="text">
      <style:text-properties fo:font-style="italic" style:font-style-asian="italic" style:font-name-complex="Liberation Serif2" style:font-style-complex="italic"/>
    </style:style>
    <style:style style:name="T27" style:family="text">
      <style:text-properties fo:font-style="italic" officeooo:rsid="01ea2feb" style:font-style-asian="italic" style:font-name-complex="Liberation Serif2" style:font-style-complex="italic"/>
    </style:style>
    <style:style style:name="T28" style:family="text">
      <style:text-properties fo:font-style="italic" officeooo:rsid="01ea2feb" style:font-style-asian="italic" style:font-name-complex="Liberation Serif2"/>
    </style:style>
    <style:style style:name="T29" style:family="text">
      <style:text-properties fo:font-style="italic" officeooo:rsid="01ea2feb" style:font-style-asian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name-complex="Liberation Serif2" style:font-weight-complex="bold"/>
    </style:style>
    <style:style style:name="T32" style:family="text">
      <style:text-properties fo:font-weight="bold" officeooo:rsid="015b39b1" style:font-weight-asian="bold" style:font-name-complex="Liberation Serif2" style:font-weight-complex="bold"/>
    </style:style>
    <style:style style:name="T33" style:family="text">
      <style:text-properties fo:language="en" fo:country="none" fo:font-weight="bold" fo:background-color="transparent" loext:char-shading-value="0" style:font-weight-asian="bold" style:font-weight-complex="bold"/>
    </style:style>
    <style:style style:name="T34" style:family="text">
      <style:text-properties style:use-window-font-color="true" style:text-outline="false" style:text-line-through-style="none" style:text-line-through-type="none" style:font-name="IPH Lib Serif2" fo:font-size="8pt" fo:letter-spacing="0.02mm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IPH Lib Serif2" fo:font-size="8pt" fo:letter-spacing="0.02mm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font-name="IPH Lib Serif2" fo:font-size="8pt" fo:language="en" fo:country="US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normal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font-name="IPH Lib Serif2" fo:font-size="8pt" fo:language="en" fo:country="US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38" style:family="text">
      <style:text-properties style:text-scale="99%"/>
    </style:style>
    <style:style style:name="T39" style:family="text">
      <style:text-properties officeooo:rsid="02362a2d" style:text-scale="99%"/>
    </style:style>
    <style:style style:name="T40" style:family="text">
      <style:text-properties officeooo:rsid="015b39b1"/>
    </style:style>
    <style:style style:name="T41" style:family="text">
      <style:text-properties fo:language="de" fo:country="DE" fo:font-weight="bold" style:font-weight-asian="bold"/>
    </style:style>
    <style:style style:name="T42" style:family="text">
      <style:text-properties fo:language="de" fo:country="DE" fo:font-weight="bold" style:font-name-asian="MinionPro-It" style:font-weight-asian="bold"/>
    </style:style>
    <style:style style:name="T43" style:family="text">
      <style:text-properties fo:language="de" fo:country="DE" style:font-name-asian="MinionPro-It"/>
    </style:style>
    <style:style style:name="T44" style:family="text">
      <style:text-properties fo:language="ru" fo:country="RU"/>
    </style:style>
    <style:style style:name="T45" style:family="text">
      <style:text-properties fo:language="ru" fo:country="RU" officeooo:rsid="01eba80b"/>
    </style:style>
    <style:style style:name="T46" style:family="text">
      <style:text-properties fo:language="ru" fo:country="RU" officeooo:rsid="01ea2feb"/>
    </style:style>
    <style:style style:name="T47" style:family="text">
      <style:text-properties fo:font-size="11pt" style:font-size-asian="11pt" style:font-size-complex="11pt"/>
    </style:style>
    <style:style style:name="T48" style:family="text">
      <style:text-properties fo:font-size="11pt" fo:language="ru" fo:country="RU" style:font-size-asian="11pt" style:font-size-complex="11pt"/>
    </style:style>
    <style:style style:name="T49" style:family="text">
      <style:text-properties fo:color="#000000" fo:language="ru" fo:country="RU"/>
    </style:style>
    <style:style style:name="T50" style:family="text">
      <style:text-properties fo:color="#000000" fo:font-size="9pt" fo:language="en" fo:country="US" style:font-size-asian="9pt" style:font-size-complex="9pt"/>
    </style:style>
    <style:style style:name="T51" style:family="text">
      <style:text-properties fo:color="#000000" fo:font-size="11pt" fo:language="ru" fo:country="RU" style:font-size-asian="11pt" style:font-size-complex="11pt"/>
    </style:style>
    <style:style style:name="T52" style:family="text">
      <style:text-properties fo:color="#000000" style:font-name="IPH Lib Serif2" fo:font-size="11pt" fo:language="en" fo:country="US" fo:font-weight="normal" officeooo:rsid="01cf504d" fo:background-color="#ffa6a6" loext:char-shading-value="0" style:font-size-asian="11pt" style:font-weight-asian="normal" style:font-size-complex="11pt" style:font-weight-complex="normal"/>
    </style:style>
    <style:style style:name="T53" style:family="text">
      <style:text-properties fo:color="#000000" style:font-name="IPH Lib Serif2" fo:font-size="11pt" fo:language="en" fo:country="US" fo:background-color="#ffa6a6" loext:char-shading-value="0" style:font-size-asian="11pt" style:font-size-complex="11pt"/>
    </style:style>
    <style:style style:name="T54" style:family="text">
      <style:text-properties fo:font-size="9pt" style:font-size-asian="9pt" style:font-size-complex="9pt"/>
    </style:style>
    <style:style style:name="T55" style:family="text">
      <style:text-properties fo:font-size="9pt" officeooo:rsid="015b39b1" style:font-size-asian="9pt" style:font-size-complex="9pt"/>
    </style:style>
    <style:style style:name="T56" style:family="text">
      <style:text-properties fo:font-size="9pt" officeooo:rsid="01c97287" style:font-size-asian="9pt" style:font-size-complex="9pt"/>
    </style:style>
    <style:style style:name="T57" style:family="text">
      <style:text-properties officeooo:rsid="01eba80b"/>
    </style:style>
    <style:style style:name="T58" style:family="text">
      <style:text-properties style:font-name="IPH Lib Serif2" fo:font-size="8pt" fo:letter-spacing="0.02mm" fo:language="en" fo:country="US" fo:font-weight="bold" fo:background-color="transparent" loext:char-shading-value="0" style:font-size-asian="8pt" style:font-weight-asian="bold" style:font-size-complex="8pt"/>
    </style:style>
    <style:style style:name="T59" style:family="text">
      <style:text-properties style:font-name="IPH Lib Serif2" fo:font-size="8pt" fo:letter-spacing="0.02mm" fo:language="en" fo:country="US" fo:background-color="transparent" loext:char-shading-value="0" style:font-size-asian="8pt" style:font-size-complex="8pt"/>
    </style:style>
    <style:style style:name="T60" style:family="text">
      <style:text-properties style:font-name="IPH Lib Serif2" fo:font-size="11pt" fo:font-style="normal" fo:font-weight="bold" fo:background-color="#ffa6a6" loext:char-shading-value="0" style:font-size-asian="11pt" style:font-style-asian="normal" style:font-weight-asian="bold" style:font-size-complex="11pt" style:font-style-complex="normal" style:font-weight-complex="bold"/>
    </style:style>
    <style:style style:name="T61" style:family="text">
      <style:text-properties style:font-name="IPH Lib Serif2" fo:font-size="11pt" fo:font-style="italic" fo:font-weight="normal" fo:background-color="#ffa6a6" loext:char-shading-value="0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style:font-name="IPH Lib Serif2" fo:font-size="11pt" fo:font-weight="normal" fo:background-color="#ffa6a6" loext:char-shading-value="0" style:font-size-asian="11pt" style:font-weight-asian="normal" style:font-size-complex="11pt" style:font-weight-complex="normal"/>
    </style:style>
    <style:style style:name="T63" style:family="text">
      <style:text-properties style:font-name="IPH Lib Serif2" fo:font-size="11pt" fo:language="en" fo:country="US" fo:font-weight="normal" fo:background-color="#ffa6a6" loext:char-shading-value="0" style:font-size-asian="11pt" style:font-weight-asian="normal" style:font-size-complex="11pt" style:font-weight-complex="normal"/>
    </style:style>
    <style:style style:name="T64" style:family="text">
      <style:text-properties style:font-name="IPH Lib Serif2" fo:font-size="11pt" fo:background-color="#ffa6a6" loext:char-shading-value="0" style:font-size-asian="11pt" style:font-size-complex="11pt"/>
    </style:style>
    <style:style style:name="T65" style:family="text">
      <style:text-properties officeooo:rsid="01ec2bec"/>
    </style:style>
    <style:style style:name="T66" style:family="text">
      <style:text-properties style:font-name-asian="TimesNewRomanPS-BoldMT"/>
    </style:style>
    <style:style style:name="T67" style:family="text">
      <style:text-properties style:font-name-complex="Liberation Serif2"/>
    </style:style>
    <style:style style:name="T68" style:family="text">
      <style:text-properties officeooo:rsid="023514ab"/>
    </style:style>
    <style:style style:name="T69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officeooo:rsid="003c259a" style:font-style-asian="normal" style:font-style-complex="normal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officeooo:rsid="015b39b1" style:font-style-asian="normal" style:font-style-complex="normal" style:text-overline-style="none" style:text-overline-color="font-color"/>
    </style:style>
    <style:style style:name="T71" style:family="text">
      <style:text-properties officeooo:rsid="02355144"/>
    </style:style>
    <style:style style:name="T72" style:family="text">
      <style:text-properties officeooo:rsid="02462728"/>
    </style:style>
    <style:style style:name="T73" style:family="text">
      <style:text-properties fo:letter-spacing="0.02mm" fo:language="de" fo:country="DE"/>
    </style:style>
    <style:style style:name="T74" style:family="text">
      <style:text-properties fo:letter-spacing="0.02mm" fo:language="en" fo:country="US"/>
    </style:style>
    <style:style style:name="T75" style:family="text">
      <style:text-properties fo:background-color="#ffa6a6" loext:char-shading-value="0"/>
    </style:style>
    <style:style style:name="T76" style:family="text">
      <style:text-properties officeooo:rsid="021359d3"/>
    </style:style>
    <style:style style:name="T77" style:family="text">
      <style:text-properties officeooo:rsid="01cbd182"/>
    </style:style>
    <style:style style:name="T78" style:family="text">
      <style:text-properties officeooo:rsid="01ea2feb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19" text:name="year"/>
        <text:user-field-decl office:value-type="string" office:string-value="1" text:name="volume"/>
        <text:user-field-decl office:value-type="string" office:string-value="2" text:name="number"/>
        <text:user-field-decl office:value-type="string" office:string-value="19" text:name="article1LastPage"/>
        <text:user-field-decl office:value-type="string" office:string-value="УДК 17.021.1 " text:name="article1UDK"/>
        <text:user-field-decl office:value-type="string" office:string-value="©  Прокофьев А.В." text:name="author1Copyright"/>
        <text:user-field-decl office:value-type="string" office:string-value="А.В. Прокофьев. Мораль, вероятность и риск" text:name="rightHeader1"/>
        <text:user-field-decl office:value-type="string" office:string-value="Мораль, политика, общество" text:name="leftHeader1"/>
        <text:user-field-decl office:value-type="string" office:string-value="33" text:name="article2LastPage"/>
        <text:user-field-decl office:value-type="string" office:string-value="УДК 130.2" text:name="article2UDK"/>
        <text:user-field-decl office:value-type="string" office:string-value="©  Павлов А.В." text:name="author2Copyright"/>
        <text:user-field-decl office:value-type="string" office:string-value="А.В. Павлов. Образы современности в XXI веке: гипермодернизм" text:name="rightHeader2"/>
        <text:user-field-decl office:value-type="string" office:string-value="Мораль, политика, общество" text:name="leftHeader2"/>
        <text:user-field-decl office:value-type="string" office:string-value="47" text:name="article3LastPage"/>
        <text:user-field-decl office:value-type="string" office:string-value="УДК 165.741" text:name="article3UDK"/>
        <text:user-field-decl office:value-type="string" office:string-value="© Jerold J. Abrams" text:name="author3Copyright"/>
        <text:user-field-decl office:value-type="string" office:string-value="Jerold J. Abrams. Emerson and the reconstruction of pragmatism" text:name="rightHeader3"/>
        <text:user-field-decl office:value-type="string" office:string-value="История философии" text:name="leftHeader3"/>
        <text:user-field-decl office:value-type="string" office:string-value="63" text:name="article4LastPage"/>
        <text:user-field-decl office:value-type="string" office:string-value="УДК 165.18" text:name="article4UDK"/>
        <text:user-field-decl office:value-type="string" office:string-value="©  Длугач Т.Б." text:name="author4Copyright"/>
        <text:user-field-decl office:value-type="string" office:string-value="Т.Б. Длугач. О некоторых странных предположениях..." text:name="rightHeader4"/>
        <text:user-field-decl office:value-type="string" office:string-value="История философии" text:name="leftHeader4"/>
        <text:user-field-decl office:value-type="string" office:string-value="77" text:name="article5LastPage"/>
        <text:user-field-decl office:value-type="string" office:string-value="УДК 141.319" text:name="article5UDK"/>
        <text:user-field-decl office:value-type="string" office:string-value="©  Савинов Р.В." text:name="author5Copyright"/>
        <text:user-field-decl office:value-type="string" office:string-value="Р.В. Савинов. Развитие эпистемологии неосхоластики и неотомизма" text:name="rightHeader5"/>
        <text:user-field-decl office:value-type="string" office:string-value="История философии" text:name="leftHeader5"/>
        <text:user-field-decl office:value-type="string" office:string-value="91" text:name="article6LastPage"/>
        <text:user-field-decl office:value-type="string" office:string-value="УДК 167" text:name="article6UDK"/>
        <text:user-field-decl office:value-type="string" office:string-value="©  Розин В.М." text:name="author6Copyright"/>
        <text:user-field-decl office:value-type="string" office:string-value="В.М. Розин. Некоторые особенностиисторического познания и онтологии" text:name="rightHeader6"/>
        <text:user-field-decl office:value-type="string" office:string-value="Философия и научное познание" text:name="leftHeader6"/>
        <text:user-field-decl office:value-type="string" office:string-value="102" text:name="article7LastPage"/>
        <text:user-field-decl office:value-type="string" office:string-value="УДК 159.947.2" text:name="article7UDK"/>
        <text:user-field-decl office:value-type="string" office:string-value="С.М. Левин, В.С. Югай. Иллюзия выбора и неконтролируемые действия" text:name="rightHeader7"/>
        <text:user-field-decl office:value-type="string" office:string-value="Философия и научное познание" text:name="leftHeader7"/>
        <text:user-field-decl office:value-type="string" office:string-value="116" text:name="article8LastPage"/>
        <text:user-field-decl office:value-type="string" office:string-value="УДК 101.9" text:name="article8UDK"/>
        <text:user-field-decl office:value-type="string" office:string-value="©  Фокин С.Л." text:name="author8Copyright"/>
        <text:user-field-decl office:value-type="string" office:string-value="С.Л. Фокин. Рене Декарт и ученые жены: опасные связи" text:name="rightHeader8"/>
        <text:user-field-decl office:value-type="string" office:string-value="Философская летопись" text:name="leftHeader8"/>
        <text:user-field-decl office:value-type="string" office:string-value="130" text:name="article9LastPage"/>
        <text:user-field-decl office:value-type="string" office:string-value="УДК 101.1" text:name="article9UDK"/>
        <text:user-field-decl office:value-type="string" office:string-value="©  Кротов А.А." text:name="author9Copyright"/>
        <text:user-field-decl office:value-type="string" office:string-value="А.А. Кротов. Наполеон и Руайе-Коллар" text:name="rightHeader9"/>
        <text:user-field-decl office:value-type="string" office:string-value="Философская летопись" text:name="leftHeader9"/>
        <text:user-field-decl office:value-type="string" office:string-value="143" text:name="article10LastPage"/>
        <text:user-field-decl office:value-type="string" office:string-value="УДК 101.9" text:name="article10UDK"/>
        <text:user-field-decl office:value-type="string" office:string-value="©  Скрипник К.Д." text:name="author10Copyright"/>
        <text:user-field-decl office:value-type="string" office:string-value="К.Д. Скрипник. Философское эпистолярное наследство..." text:name="rightHeader10"/>
        <text:user-field-decl office:value-type="string" office:string-value="Философская летопись" text:name="leftHeader10"/>
        <text:user-field-decl office:value-type="string" office:string-value="159" text:name="article11LastPage"/>
        <text:user-field-decl office:value-type="string" office:string-value="УДК 141.131 + 801.733 &quot;04&quot;" text:name="article11UDK"/>
        <text:user-field-decl office:value-type="string" office:string-value="©  Курдыбайло Д.С." text:name="author11Copyright"/>
        <text:user-field-decl office:value-type="string" office:string-value="Д.С. Курдыбайло. О символизме в комментарии Прокла к «Тимею» Платона" text:name="rightHeader11"/>
        <text:user-field-decl office:value-type="string" office:string-value="История и теория культуры" text:name="leftHeader11"/>
        <text:user-field-decl office:value-type="string" office:string-value="173" text:name="article12LastPage"/>
        <text:user-field-decl office:value-type="string" office:string-value="УДК 165.62" text:name="article12UDK"/>
        <text:user-field-decl office:value-type="string" office:string-value="© Прохоров А.И." text:name="author12Copyright"/>
        <text:user-field-decl office:value-type="string" office:string-value="А.И. Прохоров. Переводы Э. Гуссерля и порождаемые ими интерпретации..." text:name="rightHeader12"/>
        <text:user-field-decl office:value-type="string" office:string-value="История и теория культуры" text:name="leftHeader12"/>
        <text:user-field-decl office:value-type="string" office:string-value="187" text:name="article13LastPage"/>
        <text:user-field-decl office:value-type="string" office:string-value="УДК 119+123 " text:name="article13UDK"/>
        <text:user-field-decl office:value-type="string" office:string-value="© Павлов И.И." text:name="author13Copyright"/>
        <text:user-field-decl office:value-type="string" office:string-value="И.И. Павлов. Перестройка и девяностыев герменевтике Владимира Бибихина" text:name="rightHeader13"/>
        <text:user-field-decl office:value-type="string" office:string-value="История и теория культуры" text:name="leftHeader13"/>
        <text:user-field-decl office:value-type="string" office:string-value="©  Левин В.С., Югай С.М." text:name="author7Copyright"/>
      </text:user-field-decls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xml:id="id3513417947" text:style-name="P30">ФИЛОСОФСК<text:span text:style-name="T68">АЯ<text:line-break/></text:span> АНТРОПОЛОГИЯ</text:p>
            <text:p text:style-name="P33">ЭЛЕКТРОННЫЙ НАУЧНЫЙ ЖУРНАЛ</text:p>
            <text:p text:style-name="P34"><text:user-field-get text:name="year">2019</text:user-field-get>. Т<text:span text:style-name="T40">ом </text:span><text:span text:style-name="T40"><text:page-variable-get/></text:span><text:span text:style-name="T40"><text:user-field-get text:name="volume">1</text:user-field-get></text:span>. <text:span text:style-name="T40">№</text:span> <text:user-field-get text:name="number">2</text:user-field-get></text:p>
          </table:table-cell>
        </table:table-row>
        <table:table-row>
          <table:table-cell table:style-name="Таблица6.A1" office:value-type="string">
            <text:p text:style-name="P39">PHILOSOPHICAL ANTHROPOLOGY</text:p>
            <text:p text:style-name="P32">SCIENTIFIC WEB JOURNAL</text:p>
            <text:p text:style-name="P31"><text:span text:style-name="T69"><text:user-field-get text:name="year">2019</text:user-field-get></text:span>. T. <text:span text:style-name="T70"><text:user-field-get text:name="volume">1</text:user-field-get></text:span>. № <text:span text:style-name="T69"><text:user-field-get text:name="number">2</text:user-field-get></text:span></text:p>
          </table:table-cell>
        </table:table-row>
      </table:table>
      <text:p text:style-name="P75">Редакционная коллегия</text:p>
      <text:p text:style-name="P66">А.А. Гусейнов (Москва), Р.Г. Апресян (Москва),<text:line-break/> М.С. Киселёва (Москва), В.А. Подорога (Москва),<text:line-break/> С.А. Смирнов (Новосибирск), А.Н. Фатенков (Нижний Новгород)</text:p>
      <text:p text:style-name="P49">Редакционный совет</text:p>
      <text:p text:style-name="P23">Председатель редакционного совета</text:p>
      <text:p text:style-name="P68">доктор филос. наук А.А. Гусейнов</text:p>
      <text:p text:style-name="P51">Заместитель председателя редакционного совета</text:p>
      <text:p text:style-name="P40">доктор филос. наук А.В. Смирнов</text:p>
      <text:p text:style-name="P64">Р.Г. Апресян (Москва), М.Ф. Быкова (Чапел-Хилл),<text:line-break/> П.А. Гаджикурбанова (Москва), Ф.И. Гиренок (Москва), Б.Л. Губман (Тверь),<text:line-break/> И. Дворкин (Иерусалим), М.С. Киселёва (Москва),<text:line-break/> Э. Мансуэто (Вашингтон), Л.А. Микешина (Москва),<text:line-break/> Л.А. Мюрей (Бостон), В.А. Подорога (Москва), Г.М. Пономарева (Москва),<text:line-break/> Н.Н. Ростова (Москва), М. Соболева (Клагенфурт), С.А. Смирнов (Новосибирск),<text:line-break/> М.В. Тлостанова (Москва), А.Н. Фатенков (Нижний Новгород),<text:line-break/> С.С. Хоружий (Москва), А.Н. Чумаков (Москва),<text:line-break/> А. Шажинбат (Улан-Батор)</text:p>
      <text:p text:style-name="P53">Редакция</text:p>
      <text:p text:style-name="P25">Главный редактор</text:p>
      <text:p text:style-name="P42">доктор филос. наук Э.М. Спирова</text:p>
      <text:p text:style-name="P70">Технический секретарь</text:p>
      <text:p text:style-name="P42">кандидат филос. наук Е.А. Рахмановская</text:p>
      <text:p text:style-name="P25">Переводчики</text:p>
      <text:p text:style-name="P42">Н.Г. Кротовская, В.С. Кулагина-Ярцева, Е.Г. Руднева</text:p>
      <text:p text:style-name="P25">Корректор</text:p>
      <text:p text:style-name="P42">И.А. Мальцева</text:p>
      <text:p text:style-name="P28">Компьютерная вёрстка</text:p>
      <text:p text:style-name="P72"><text:span text:style-name="T72">Е</text:span>.А. <text:span text:style-name="T72">Морозова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35"><text:span text:style-name="T30">Учредитель:</text:span> Институт философии Российской академии наук</text:p>
            <text:p text:style-name="P35"><text:span text:style-name="T30">Периодичность:</text:span> <text:span text:style-name="T71">2</text:span> раза в год. Выходит с 20<text:span text:style-name="T71">15</text:span> г.</text:p>
            <text:p text:style-name="P36"><text:span text:style-name="T30">Журнал зарегистрирован</text:span> <text:span text:style-name="T38">Федеральной службой по надзору в сфере связи, информационных технологий и массовых коммуникаций (Роскомнадзор). Свидетельство о регистрации СМИ: Э</text:span><text:span text:style-name="T39">Л</text:span><text:span text:style-name="T38"> № ФС77–61803 от 18 мая 2015 г. </text:span></text:p>
          </table:table-cell>
          <table:table-cell table:style-name="Таблица1.A1" office:value-type="string">
            <text:p text:style-name="P19"><text:span text:style-name="T30">Журнал включен</text:span> <text:span text:style-name="T30">в</text:span><text:span text:style-name="T5">:</text:span> <text:a xlink:type="simple" xlink:href="https://elibrary.ru/title_about.asp?id=57475" text:style-name="Internet_20_link" text:visited-style-name="Visited_20_Internet_20_Link">Российский индекс научного ци</text:a><text:a xlink:type="simple" xlink:href="https://elibrary.ru/title_about.asp?id=57475" text:style-name="Internet_20_link" text:visited-style-name="Visited_20_Internet_20_Link"><text:span text:style-name="T65">­</text:span></text:a><text:a xlink:type="simple" xlink:href="https://elibrary.ru/title_about.asp?id=57475" text:style-name="Internet_20_link" text:visited-style-name="Visited_20_Internet_20_Link">тирования (РИНЦ)</text:a><text:span text:style-name="T66">; <text:s/></text:span><text:a xlink:type="simple" xlink:href="https://cyberleninka.ru/journal/n/filosofskaya-antropologiya" text:style-name="Internet_20_link" text:visited-style-name="Visited_20_Internet_20_Link">КиберЛенинка</text:a></text:p>
            <text:p text:style-name="P17"><text:span text:style-name="T30">Адрес редакции: </text:span>Институт философии РАН. 109240, Российская Федерация, Москва, ул. Гончарная, д. 12, стр. 1</text:p>
            <text:p text:style-name="P16"><text:span text:style-name="T30">Тел.: </text:span>+7 (495) 697-89-96</text:p>
            <text:p text:style-name="P15"><text:span text:style-name="T34">E-mail:</text:span><text:span text:style-name="T35"> </text:span><text:a xlink:type="simple" xlink:href="mailto:iph.ran.journal@gmail.com" text:style-name="Internet_20_link" text:visited-style-name="Visited_20_Internet_20_Link">iph.ran.journal@gmail.com</text:a></text:p>
            <text:p text:style-name="P14"><text:span text:style-name="T30">Сайт:</text:span> <text:bookmark-start text:name="__DdeLink__2990_746121815"/><text:a xlink:type="simple" xlink:href="https://iphras.ru/iphjournal.htm" text:style-name="Internet_20_link" text:visited-style-name="Visited_20_Internet_20_Link">https://iphras.ru/iphjournal.htm</text:a><text:bookmark-end text:name="__DdeLink__2990_746121815"/></text:p>
          </table:table-cell>
        </table:table-row>
      </table:table>
      <text:p text:style-name="P76">Members of the Editorial Board</text:p>
      <text:p text:style-name="P67">Abdusalam Guseinov (Moscow), Ruben Apressyan (Moscow),<text:line-break/>Marina Kiseleva (Moscow), Valery Podoroga (Moscow),<text:line-break/><text:span text:style-name="T75">С.А. Смирнов (Новосибирск)</text:span>, Aleksey Fatenkov (Nizhny Novgorod)</text:p>
      <text:p text:style-name="P50">Members of the Editorial Council</text:p>
      <text:p text:style-name="P24">Chairman of the Editorial Council</text:p>
      <text:p text:style-name="P69">Abdusalam Guseinov – DSc in Philosophy</text:p>
      <text:p text:style-name="P52">Deputy Council Chairman</text:p>
      <text:p text:style-name="P41">Andrey Smirnov – DSc in Philosophy</text:p>
      <text:p text:style-name="P65">Ruben Apressyan (Moscow), Marina Bykova (Chapel Hill),<text:line-break/>Polina Gadzhikurbanova (Moscow), Fedor Girenok (Moscow), Boris Gubman (Tver),<text:line-break/>Ilya Dvorkin (Jerusalem), Marina Kiseleva (Moscow),<text:line-break/>Anthony Mansueto (Washington), Lyudmila Mikeshina (Moscow),<text:line-break/>Leslie A. Murey (Boston), Valery Podoroga (Moscow), Galina Ponomareva (Moscow),<text:line-break/>Natalya Rostova (Moscow), Maya Soboleva (Klagenfurt), <text:span text:style-name="T75">С.А. Смирнов (Новосибирск)</text:span>,<text:line-break/>Madina Tlostanova (Moscow), Aleksey Fatenkov (Nizhny Novgorod),<text:line-break/>Sergey Horujy (Moscow), Alexander Chumakov (Moscow),<text:line-break/>Ariunaa Shajinbat (Ulan Bator)</text:p>
      <text:p text:style-name="P54">Editorial Staff</text:p>
      <text:p text:style-name="P27">Editor in Chief</text:p>
      <text:p text:style-name="P44">Elvira Spirova – DSc in Philosophy</text:p>
      <text:p text:style-name="P71">Journal Secretary</text:p>
      <text:p text:style-name="P45">кандидат филос. наук Е.А. Рахмановская</text:p>
      <text:p text:style-name="P26">Translators</text:p>
      <text:p text:style-name="P43">Nataliya Krotovskaya, Valentina Kulagina-Yartseva, Elena Rudneva</text:p>
      <text:p text:style-name="P26">Corrector</text:p>
      <text:p text:style-name="P43">Irina Maltseva</text:p>
      <text:p text:style-name="P29">Desktop Publishing</text:p>
      <text:p text:style-name="P73"><text:span text:style-name="T10">E</text:span><text:span text:style-name="T9">.</text:span><text:span text:style-name="T10">A</text:span><text:span text:style-name="T9">. </text:span><text:span text:style-name="T10">Morozova</text:span>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37"><text:span text:style-name="T7">F</text:span><text:span text:style-name="T3">ounder:</text:span><text:span text:style-name="T1"> Institute of Philosophy, Russian Academy of Sciences</text:span></text:p>
            <text:p text:style-name="P37"><text:span text:style-name="T8">F</text:span><text:span text:style-name="T33">requency</text:span><text:span text:style-name="T4">:</text:span><text:span text:style-name="T1"> </text:span><text:span text:style-name="T12">2</text:span><text:span text:style-name="T1"> times per year Founded </text:span><text:span text:style-name="T12">in </text:span>20<text:span text:style-name="T12">15</text:span></text:p>
            <text:p text:style-name="P38"><text:span text:style-name="T36">The journal is registered</text:span><text:span text:style-name="T37"> with the Federal Service for Supervision of Communications, Information Technology, and Mass Media (Roskomnadzor). The Mass Media Registration Certificate No. FS77–61803 on May 18, 2015</text:span></text:p>
          </table:table-cell>
          <table:table-cell table:style-name="Таблица2.A1" office:value-type="string">
            <text:p text:style-name="P18"><text:span text:style-name="hps"><text:span text:style-name="T58">Abstracting and Indexing:</text:span></text:span><text:span text:style-name="hps"><text:span text:style-name="T59"> </text:span></text:span><text:a xlink:type="simple" xlink:href="https://elibrary.ru/title_about.asp?id=57475" text:style-name="Internet_20_link" text:visited-style-name="Visited_20_Internet_20_Link"><text:span text:style-name="hps">Russian Science Citation Index</text:span></text:a><text:span text:style-name="hps"><text:span text:style-name="T59">; </text:span></text:span><text:a xlink:type="simple" xlink:href="https://cyberleninka.ru/journal/n/filosofskaya-antropologiya" text:style-name="Internet_20_link" text:visited-style-name="Visited_20_Internet_20_Link"><text:span text:style-name="hps">CyberLeninka</text:span></text:a></text:p>
            <text:p text:style-name="P20"><text:span text:style-name="T3">Address of the editorial office: </text:span><text:span text:style-name="T1">Institute of Philosophy, Russian Academy of Sciences, Gonsharnaya St. 12/1, Moscow 109240</text:span></text:p>
            <text:p text:style-name="P21"><text:span text:style-name="T41">Tel.: </text:span><text:span text:style-name="T73">+7 (495) 697-89-96</text:span></text:p>
            <text:p text:style-name="P22"><text:span text:style-name="T42">E-mail:</text:span><text:span text:style-name="T43"> </text:span><text:a xlink:type="simple" xlink:href="mailto:iph.ran.journal@gmail.com" text:style-name="Internet_20_link" text:visited-style-name="Visited_20_Internet_20_Link"><text:span text:style-name="T43">iph.ran.journal@gmail.com</text:span></text:a></text:p>
            <text:p text:style-name="P63"><text:span text:style-name="T3">Website:</text:span><text:span text:style-name="T1"> </text:span><text:a xlink:type="simple" xlink:href="https://iphras.ru/iphjournal.htm" text:style-name="Internet_20_link" text:visited-style-name="Visited_20_Internet_20_Link"><text:span text:style-name="T74">https://iphras.ru/iphjournal.htm</text:span></text:a></text:p>
          </table:table-cell>
        </table:table-row>
      </table:table>
      <text:table-of-content text:style-name="Sect1" text:name="Оглавление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0">Содержание</text:p>
          </text:index-title>
        </text:index-body>
      </text:table-of-content>
      <text:table-of-content text:style-name="Sect1" text:name="Оглавление2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2_Head">
            <text:p text:style-name="P81">Contents</text:p>
          </text:index-title>
        </text:index-body>
      </text:table-of-content>
      <text:p text:style-name="P77"/>
      <text:p text:style-name="P78">Научно-теоретический журнал</text:p>
      <text:p text:style-name="P55"><text:span text:style-name="T31">Философский журнал / </text:span><text:span text:style-name="T6">Philosophy</text:span><text:span text:style-name="T31"> </text:span><text:span text:style-name="T6">Journal</text:span><text:span text:style-name="T67"><text:line-break/></text:span><text:span text:style-name="T31"><text:user-field-get text:name="year">2019</text:user-field-get></text:span><text:span text:style-name="T31">. Том </text:span><text:span text:style-name="T31"><text:user-field-get text:name="volume">1</text:user-field-get></text:span><text:span text:style-name="T31">. </text:span><text:span text:style-name="T32">Номер </text:span><text:span text:style-name="T32"><text:user-field-get text:name="number">2</text:user-field-get></text:span></text:p>
      <text:p text:style-name="P56"><text:span text:style-name="T15">Учредитель и издатель: </text:span><text:span text:style-name="T14">Институт философии РАН</text:span></text:p>
      <text:p text:style-name="P7">Свидетельство <text:span text:style-name="T40">о регистрации СМИ: </text:span><text:span text:style-name="T20">ПИ № ФС77-61227 от 03 апреля 2015 г.</text:span></text:p>
      <text:p text:style-name="P57">Главный редактор <text:span text:style-name="T19">А.В. Смирнов</text:span></text:p>
      <text:p text:style-name="P74">Зам. главного редактора <text:span text:style-name="T19">Н.Н. Сосна</text:span><text:line-break/>Ответственный секретарь <text:span text:style-name="T19">Ю.Г. Россиус</text:span><text:line-break/>Редактор <text:span text:style-name="T19">М.В. Егорочкин</text:span></text:p>
      <text:p text:style-name="P58">Художники: <text:span text:style-name="T19">Я.В. Быстрова, Н.Е. Кожинова, </text:span><text:span text:style-name="T29">С.Ю. Растегина</text:span></text:p>
      <text:p text:style-name="P47">Технический редактор <text:span text:style-name="T21">Е</text:span><text:span text:style-name="T20">.А</text:span><text:span text:style-name="T19">. </text:span><text:span text:style-name="T23">Морозова</text:span></text:p>
      <text:p text:style-name="P46"><text:span text:style-name="T67">Корректор </text:span><text:span text:style-name="T27">О</text:span><text:span text:style-name="T26">.</text:span><text:span text:style-name="T28">В</text:span><text:span text:style-name="T25">. </text:span><text:span text:style-name="T28">Круподер</text:span></text:p>
      <text:p text:style-name="P61">Подписано в печать с оригинал-макета <text:span text:style-name="T76">23</text:span>.05.16.<text:line-break/>Формат 70х100 1/16. Печать офсетная. Гарнитура <text:span text:style-name="T1">Liberation Serif</text:span>.<text:line-break/>Усл. печ. л. <text:span text:style-name="T77">15</text:span><text:span text:style-name="T1">,</text:span><text:span text:style-name="T13">48</text:span>. Уч.-изд. л. 1<text:span text:style-name="T78">4</text:span><text:span text:style-name="T1">,</text:span><text:span text:style-name="T46">85</text:span>. Тираж 1 000 экз. Заказ № <text:span text:style-name="T76">10</text:span>.</text:p>
      <text:p text:style-name="P60">Оригинал-макет изготовлен в Институте философии РАН<text:line-break/>Компьютерный набор: <text:span text:style-name="T19">Е.Н. Платковская</text:span></text:p>
      <text:p text:style-name="P48">Компьютерная верстка: <text:span text:style-name="T22">Е</text:span><text:span text:style-name="T20">.А</text:span><text:span text:style-name="T19">. </text:span><text:span text:style-name="T24">Морозова</text:span></text:p>
      <text:p text:style-name="P59">Отпечатано в ЦОП Института философии РАН<text:line-break/>109240, г. Москва, ул. Гончарная, д. 12, стр. 1</text:p>
      <text:p text:style-name="P62"><text:span text:style-name="T54">Информацию о </text:span><text:span text:style-name="T55">«Философском журнале»</text:span><text:span text:style-name="T54"> см. на сайте</text:span><text:span text:style-name="T56"> журнала</text:span><text:span text:style-name="T54">: </text:span><text:span text:style-name="T50">https://pj.iph.ras.ru</text:span></text:p>
      <text:p text:style-name="P79">Памятка для авторов</text:p>
      <text:list xml:id="list2721255804" text:style-name="List_20_1">
        <text:list-item>
          <text:p text:style-name="P85">Автор гарантирует, что текст не был опубликован ранее и не сдан в другое издание. Ссылка на «Философский журнал» при использовании материалов статьи в последующих публикациях обязательна. Автор берет на себя ответственность за точность цитирования, правильность библиографических описаний, транскрибирование имен и названий.</text:p>
        </text:list-item>
        <text:list-item>
          <text:p text:style-name="P83">Языки публикаций: русский, английский, французский и немецкий. При этом к публикации не принимаются статьи и рецензии, написанные на иностранных языках русскоязычными авторами.</text:p>
        </text:list-item>
        <text:list-item>
          <text:p text:style-name="P86"><text:span text:style-name="T64">Рукописи принимаются в электронном виде в формате MS Word по адресу электронной почты редакции: </text:span><text:span text:style-name="Internet_20_link"><text:span text:style-name="T64">philosjournal@iph.ras.ru</text:span></text:span></text:p>
        </text:list-item>
        <text:list-item>
          <text:p text:style-name="P85">Объем статьи – от 0,7 до 1,<text:span text:style-name="T57">2</text:span> а.л., включая ссылки, примечания, список литературы, аннотацию. Рецензия – до 0,8 а.л. Для рецензии также требуется аннотация.</text:p>
        </text:list-item>
        <text:list-item>
          <text:p text:style-name="P85">Шрифт: «<text:span text:style-name="T11">Times New Roman</text:span>»; размер шрифта – 12; сноски – 10; междустрочный интервал – 1,5; абзацный отступ – 0,9; выравнивание – по левому краю, поля: 2,5 см со всех сторон.</text:p>
        </text:list-item>
        <text:list-item>
          <text:p text:style-name="P85">Примечания и библиографические ссылки оформляются как постраничные сноски со сквозной нумерацией.</text:p>
        </text:list-item>
        <text:list-item>
          <text:p text:style-name="P83">Тексты на древних и восточных языках должны быть набраны в кодировке Unicode.</text:p>
        </text:list-item>
        <text:list-item>
          <text:p text:style-name="P86"><text:span text:style-name="T64">Помимо основного текста, рукопись должна включать в себя следующие обязательные элементы </text:span><text:span text:style-name="Emphasis"><text:span text:style-name="T60">на русском и английском языках</text:span></text:span><text:span text:style-name="T64">:</text:span></text:p>
          <text:list>
            <text:list-item>
              <text:p text:style-name="P84">Сведения об авторе(ах):</text:p>
              <text:list>
                <text:list-item>
                  <text:p text:style-name="P84">фамилия, имя и отчество автора;</text:p>
                </text:list-item>
                <text:list-item>
                  <text:p text:style-name="P84">ученая степень, ученое звание <text:span text:style-name="T11">(</text:span><text:span text:style-name="T45">только на русском языке</text:span><text:span text:style-name="T11">)</text:span>;</text:p>
                </text:list-item>
                <text:list-item>
                  <text:p text:style-name="P84">место работы;</text:p>
                </text:list-item>
                <text:list-item>
                  <text:p text:style-name="P84">полный адрес места работы (включая индекс, страну, город);</text:p>
                </text:list-item>
                <text:list-item>
                  <text:p text:style-name="P84">адрес электронной почты автора.</text:p>
                </text:list-item>
              </text:list>
            </text:list-item>
            <text:list-item>
              <text:p text:style-name="P84">Название статьи;</text:p>
            </text:list-item>
            <text:list-item>
              <text:p text:style-name="P84">Аннотация (от 200 до 250 слов);</text:p>
            </text:list-item>
            <text:list-item>
              <text:p text:style-name="P84">Ключевые слова (до 10 слов и словосочетаний);</text:p>
            </text:list-item>
            <text:list-item>
              <text:p text:style-name="P85">Список литературы.</text:p>
            </text:list-item>
          </text:list>
        </text:list-item>
        <text:list-item>
          <text:p text:style-name="P82"><text:span text:style-name="T64">Рукописи на русском языке должны содержать </text:span><text:span text:style-name="Strong_20_Emphasis"><text:span text:style-name="T61">два варианта представления списка литературы</text:span></text:span><text:span text:style-name="T64">:</text:span></text:p>
          <text:list>
            <text:list-item>
              <text:p text:style-name="P87"><text:span text:style-name="T64">Список, озаглавленный</text:span><text:span text:style-name="T62"> </text:span><text:span text:style-name="Strong_20_Emphasis"><text:span text:style-name="T62">«Список литературы»</text:span></text:span><text:span text:style-name="T62"> и выполненный в соответствии с требованиями ГОСТа. В начале списка в алфавитном порядке указываются источники на русском языке, затем – источники на иностранных языках;</text:span></text:p>
            </text:list-item>
            <text:list-item>
              <text:p text:style-name="P87"><text:span text:style-name="T62">Список, озаглавленный </text:span><text:span text:style-name="Strong_20_Emphasis"><text:span text:style-name="T62">«References»</text:span></text:span><text:span text:style-name="T62">и выполненный в соответствии с требованиями международных библиографически</text:span><text:span text:style-name="T64">х баз данных (Scopus и др.). Все библиографические ссылки на русскоязычные источники приводятся в латинском алфавите по следующей схеме:</text:span></text:p>
              <text:list>
                <text:list-item>
                  <text:p text:style-name="P89">автор (транслитерация);</text:p>
                </text:list-item>
                <text:list-item>
                  <text:p text:style-name="P84"><text:soft-page-break/>заглавие статьи (транслитерация);</text:p>
                </text:list-item>
                <text:list-item>
                  <text:p text:style-name="P92">[перевод заглавия статьи на английский язык в квадратных скобках];</text:p>
                </text:list-item>
                <text:list-item>
                  <text:p text:style-name="P84">название русскоязычного источника (транслитерация);</text:p>
                </text:list-item>
                <text:list-item>
                  <text:p text:style-name="P93">[перевод названия источника на английский язык в квадратных скобках];</text:p>
                </text:list-item>
                <text:list-item>
                  <text:p text:style-name="P84">выходные данные на английском языке.</text:p>
                </text:list-item>
              </text:list>
            </text:list-item>
          </text:list>
        </text:list-item>
        <text:list-item>
          <text:p text:style-name="P88"><text:span text:style-name="T64">Для транслитерации русскоязычных источников нужно использовать сайт </text:span><text:span text:style-name="Internet_20_link"><text:span text:style-name="T53">https://translit.ru/ru/bsi/</text:span></text:span><text:span text:style-name="T64">, в графе «варианты перевода» выбрать вариант «</text:span><text:span text:style-name="Internet_20_link"><text:span text:style-name="T64">BSI</text:span></text:span><text:span text:style-name="T64">».<text:line-break/>После блока русскоязычных источников указываются источники на иностранных языках, оформленные в соответствии с требованиями международных библиографических баз данных.</text:span></text:p>
          <text:p text:style-name="P89">Если список литературы состоит исключительно из источников на иностранных языках, «Список литературы» и «References» объединяются: «Список литературы / References». Список оформляется в соответствии с требованиями международных библиографических баз данных и помещается в конце рукописи.</text:p>
        </text:list-item>
        <text:list-item>
          <text:p text:style-name="P89">Порядок расположения обязательных элементов: в начале рукописи располагается русскоязычный блок (инициалы и фамилия автора, название статьи, сведения об авторе, аннотация, ключевые слова, текст статьи, «Список литературы»); в конце рукописи располагается англоязычный блок (название статьи, инициалы и фамилия автора, сведения об авторе, аннотация, ключевые слова, «References»).</text:p>
        </text:list-item>
        <text:list-item>
          <text:p text:style-name="P87"><text:span text:style-name="T64">Более подробные рекомендации и примеры оформления текста, аннотаций, списков литературы и проч. содержатся в «Правилах оформления рукописей» на сайте журнала по адресу: </text:span><text:span text:style-name="Internet_20_link"><text:span text:style-name="T53">https://pj.iph.ras.ru/index.php/ph_j/guide</text:span></text:span></text:p>
        </text:list-item>
        <text:list-item>
          <text:p text:style-name="P90"><text:span text:style-name="T47">Редакция принимает решение о публикации текста в соответствии с решениями редколлегии, главного редактора и оценкой экспертов. Решение о пуб</text:span><text:span text:style-name="T48">ликации принимается в течение двух месяцев с момента предоставления рукописи </text:span><text:span text:style-name="T51">(в исключительных случаях срок рассмотрения материала может быть продлен).</text:span></text:p>
        </text:list-item>
        <text:list-item>
          <text:p text:style-name="P89">Плата за опубликов<text:span text:style-name="T44">ание рукописей не взимается. </text:span><text:span text:style-name="T49">Гонорары авторам не выплачиваются.</text:span></text:p>
        </text:list-item>
        <text:list-item>
          <text:p text:style-name="P94">Рисунки и формулы должны быть продублированы в графическом режиме и записаны отдельным файлом. Тексты, содержащие специфические символы и неевропейские шрифты, должны быть продублированы в формате pdf.</text:p>
        </text:list-item>
        <text:list-item>
          <text:p text:style-name="P91"><text:span text:style-name="Strong_20_Emphasis"><text:span text:style-name="T63">Адрес редакции:</text:span></text:span><text:span text:style-name="T63"> </text:span><text:span text:style-name="T52">Российская</text:span><text:span text:style-name="T53"> Федерация, 109240, г. Москва, ул. Гончарная, д. 12, стр. 1, оф. 612. Тел.: +7 (495) 697-66-01; e-mail: philosjournal@<text:line-break/>iph.ras.ru; сайт: https://pj.iph.ras.ru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inionPro-It" svg:font-family="MinionPro-It, 'MS Mincho'"/>
    <style:font-face style:name="TimesNewRomanPS-BoldMT" svg:font-family="TimesNewRomanPS-BoldMT, 'MS Mincho'"/>
    <style:font-face style:name="Courier New" svg:font-family="'Courier New'" style:font-family-generic="modern"/>
    <style:font-face style:name="IPH Lib Serif4" svg:font-family="'IPH Lib Serif'" style:font-adornments="Regular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Полужирный" style:font-pitch="variable"/>
    <style:font-face style:name="Minion Pro" svg:font-family="'Minion Pro'" style:font-adornments="Regular" style:font-pitch="variable"/>
    <style:font-face style:name="SimSun" svg:font-family="SimSun, 宋体" style:font-pitch="variable"/>
    <style:font-face style:name="Georgia" svg:font-family="Georgia" style:font-family-generic="roman" style:font-pitch="variable"/>
    <style:font-face style:name="IPH Lib Serif2" svg:font-family="'IPH Lib Serif'" style:font-family-generic="roman" style:font-pitch="variable"/>
    <style:font-face style:name="IPH Lib Serif1" svg:font-family="'IPH Lib Serif'" style:font-adornments="Жирный" style:font-family-generic="roman" style:font-pitch="variable"/>
    <style:font-face style:name="IPH Lib Serif3" svg:font-family="'IPH Lib Serif'" style:font-adornments="Курсив" style:font-family-generic="roman" style:font-pitch="variable"/>
    <style:font-face style:name="IPH Lib Serif" svg:font-family="'IPH Lib Serif'" style:font-adornments="Обычный" style:font-family-generic="roman" style:font-pitch="variable"/>
    <style:font-face style:name="IPH Lib Serif2" svg:font-family="'IPH Lib Serif'" style:font-family-generic="roman" style:font-pitch="variable"/>
    <style:font-face style:name="IPH Lib Serif3" svg:font-family="'IPH Lib Serif'" style:font-adornments="Обычный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Carlito" style:font-family-generic="swiss" style:font-pitch="variable"/>
    <style:font-face style:name="Calibri1" svg:font-family="Calibri, 'Trebuchet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IPH Lib Serif" fo:font-family="'IPH Lib Serif'" style:font-style-name="Обычный" style:font-family-generic="roma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start" style:justify-single-word="false" fo:keep-with-next="always" style:writing-mode="page"/>
      <style:text-properties style:font-name="IPH Lib Serif" fo:font-family="'IPH Lib Serif'" style:font-style-name="Обычный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2mm" fo:text-align="justify" style:justify-single-word="false" fo:orphans="2" fo:widows="0" fo:hyphenation-ladder-count="3" fo:text-indent="7mm" style:auto-text-indent="false" style:page-number="auto" style:shadow="none" style:writing-mode="page">
        <style:tab-stops>
          <style:tab-stop style:position="1.01mm"/>
          <style:tab-stop style:position="1.99mm"/>
        </style:tab-stops>
      </style:paragraph-properties>
      <style:text-properties fo:color="#000000" fo:font-size="11.5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3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10mm" fo:margin-bottom="4.99mm" loext:contextual-spacing="false" fo:text-align="start" style:justify-single-word="false" fo:text-indent="0mm" style:auto-text-indent="false" style:page-number="auto" style:shadow="none">
        <style:tab-stops/>
      </style:paragraph-properties>
      <style:text-properties fo:text-transform="uppercase" fo:font-size="14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4.99mm" fo:margin-bottom="16mm" loext:contextual-spacing="true" fo:line-height="100%" fo:text-align="start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fo:text-transform="uppercase" style:font-name="IPH Lib Serif1" fo:font-family="'IPH Lib Serif'" style:font-style-name="Полужирный" style:font-pitch="variable" fo:font-size="11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margin-top="0mm" fo:margin-bottom="3mm" loext:contextual-spacing="false" fo:line-height="100%" fo:text-align="justify" style:justify-single-word="false" fo:hyphenation-ladder-count="no-limit" style:page-number="auto" style:writing-mode="page"/>
      <style:text-properties fo:font-size="9pt" style:font-size-asian="10.5pt" fo:hyphenate="true" fo:hyphenation-remain-char-count="2" fo:hyphenation-push-char-count="2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8.01mm" fo:margin-bottom="4.99mm" loext:contextual-spacing="false" fo:line-height="100%" fo:text-indent="0m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mm" fo:margin-right="0mm" fo:margin-top="4.99mm" fo:margin-bottom="2.2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88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Standard">
      <style:paragraph-properties fo:margin-top="4.99mm" fo:margin-bottom="2.8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3m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3mm" fo:border-left="none" fo:border-right="none" fo:border-top="none" fo:border-bottom="0.51pt solid #000000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text-transform="uppercase" fo:font-size="10pt" fo:font-style="normal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>
      <loext:graphic-properties draw:fill="none" draw:fill-color="#729fcf"/>
      <style:paragraph-properties fo:margin-left="4.99mm" fo:margin-right="0mm" fo:margin-top="0mm" fo:margin-bottom="3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line-height="3.79mm" fo:text-align="justify" style:justify-single-word="false" style:writing-mode="page"/>
      <style:text-properties fo:font-size="8.60000038146973pt" style:font-size-asian="10pt" style:font-size-complex="10pt"/>
    </style:style>
    <style:style style:name="Задний_20_форзац" style:display-name="Задний форзац" style:family="paragraph">
      <style:paragraph-properties fo:margin-left="0mm" fo:margin-right="0mm" fo:text-indent="0mm" style:auto-text-indent="false" style:writing-mode="lr-tb"/>
      <style:text-properties style:font-name="IPH Lib Serif" fo:font-family="'IPH Lib Serif'" style:font-style-name="Обычный" style:font-family-generic="roman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  <style:text-properties fo:font-size="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left="0mm" fo:margin-right="0mm" fo:margin-top="3.79mm" fo:margin-bottom="1.96mm" loext:contextual-spacing="false" fo:line-height="100%" fo:text-align="start" style:justify-single-word="false" fo:orphans="2" fo:widows="2" fo:text-indent="0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text-transform="uppercase" style:use-window-font-color="true" style:font-name="IPH Lib Serif1" fo:font-family="'IPH Lib Serif'" style:font-style-name="Жирный" style:font-family-generic="roman" style:font-pitch="variable" fo:font-size="10pt" fo:language="ru" fo:country="RU" fo:font-weight="bold" style:font-name-asian="IPH Lib Serif2" style:font-family-asian="'IPH Lib Serif'" style:font-family-generic-asian="roman" style:font-pitch-asian="variable" style:font-size-asian="10pt" style:font-weight-asian="bold" style:font-name-complex="IPH Lib Serif2" style:font-family-complex="'IPH Lib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use-window-font-color="true" style:font-name="IPH Lib Serif" fo:font-family="'IPH Lib Serif'" style:font-style-name="Обычный" style:font-family-generic="roman" style:font-pitch="variable" fo:font-size="10pt" fo:language="ru" fo:country="RU" style:font-name-asian="IPH Lib Serif2" style:font-family-asian="'IPH Lib Serif'" style:font-family-generic-asian="roman" style:font-pitch-asian="variable" style:font-size-asian="10pt" style:font-name-complex="IPH Lib Serif2" style:font-family-complex="'IPH Lib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2" fo:font-family="'IPH Lib Serif'" style:font-family-generic="roman" style:font-pitch="variable" fo:font-size="10pt" style:font-size-asian="10pt" style:font-name-complex="IPH Lib Serif2" style:font-family-complex="'IPH Lib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2" fo:font-family="'IPH Lib Serif'" style:font-family-generic="roman" style:font-pitch="variable" fo:font-size="10pt" style:font-size-asian="10pt" style:font-name-complex="IPH Lib Serif2" style:font-family-complex="'IPH Lib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2" fo:font-family="'IPH Lib Serif'" style:font-family-generic="roman" style:font-pitch="variable" fo:font-size="10pt" style:font-size-asian="10pt" style:font-name-complex="IPH Lib Serif2" style:font-family-complex="'IPH Lib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2" fo:font-family="'IPH Lib Serif'" style:font-family-generic="roman" style:font-pitch="variable" fo:font-size="10pt" style:font-size-asian="10pt" style:font-name-complex="IPH Lib Serif2" style:font-family-complex="'IPH Lib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2" fo:font-family="'IPH Lib Serif'" style:font-family-generic="roman" style:font-pitch="variable" fo:font-size="10pt" style:font-size-asian="10pt" style:font-name-complex="IPH Lib Serif2" style:font-family-complex="'IPH Lib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2" fo:font-family="'IPH Lib Serif'" style:font-family-generic="roman" style:font-pitch="variable" fo:font-size="10pt" style:font-size-asian="10pt" style:font-name-complex="IPH Lib Serif2" style:font-family-complex="'IPH Lib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1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1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Поэма" style:family="paragraph" style:parent-style-name="Standard">
      <loext:graphic-properties draw:fill="none" draw:fill-color="#729fcf"/>
      <style:paragraph-properties fo:margin-left="39.76mm" fo:margin-right="0mm" fo:margin-top="1.92mm" fo:margin-bottom="1.92mm" loext:contextual-spacing="true" fo:line-height="100%" fo:text-align="start" style:justify-single-word="false" fo:text-indent="0mm" style:auto-text-indent="false" fo:background-color="transparent" style:writing-mode="page"/>
      <style:text-properties fo:font-size="10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align="start" style:justify-single-word="false" fo:text-indent="0mm" style:auto-text-indent="false" text:number-lines="false" text:line-number="0"/>
      <style:text-properties fo:text-transform="uppercase" fo:font-size="16pt" fo:font-weight="normal" style:font-size-asian="16pt" style:font-weight-asian="bold" style:font-size-complex="16pt" style:font-weight-complex="bold"/>
    </style:style>
    <style:style style:name="Оглавление_20_2_20_Английское" style:display-name="Оглавление 2 Английское" style:family="paragraph" style:parent-style-name="Contents_20_2">
      <style:paragraph-properties fo:line-height="3.53mm" style:writing-mode="lr-tb">
        <style:tab-stops>
          <style:tab-stop style:position="127mm" style:type="right" style:leader-style="dotted" style:leader-text="."/>
        </style:tab-stops>
      </style:paragraph-properties>
      <style:text-properties officeooo:rsid="00f7d3b7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аннотация" style:family="paragraph">
      <style:paragraph-properties fo:margin-top="2.12mm" fo:margin-bottom="2.12mm" loext:contextual-spacing="false" fo:line-height="3.88mm" fo:text-align="justify" style:justify-single-word="false" fo:orphans="2" fo:widows="2"/>
      <style:text-properties style:use-window-font-color="true" style:font-name="IPH Lib Serif2" fo:font-family="'IPH Lib Serif'" style:font-family-generic="roman" style:font-pitch="variable" fo:font-size="10pt" fo:language="ru" fo:country="RU" style:font-name-asian="Calibri" style:font-family-asian="Calibri, Carlito" style:font-family-generic-asian="swiss" style:font-pitch-asian="variable" style:font-size-asian="10pt" style:language-asian="none" style:country-asian="none" style:font-name-complex="IPH Lib Serif2" style:font-family-complex="'IPH Lib Serif'" style:font-family-generic-complex="roman" style:font-pitch-complex="variable" style:font-size-complex="10pt" style:language-complex="ar" style:country-complex="SA"/>
    </style:style>
    <style:style style:name="Аннотация_20_и_20_Ключевые_20_слова" style:display-name="Аннотация и Ключевые слова" style:family="paragraph" style:master-page-name="">
      <loext:graphic-properties draw:fill="none" draw:fill-color="#729fcf"/>
      <style:paragraph-properties fo:margin-top="0mm" fo:margin-bottom="1.01mm" loext:contextual-spacing="false" fo:line-height="3.88mm" fo:text-align="justify" style:justify-single-word="false" fo:orphans="2" fo:widows="2" fo:hyphenation-ladder-count="no-limit" style:page-number="auto" fo:background-color="transparent"/>
      <style:text-properties style:use-window-font-color="true" style:font-name="IPH Lib Serif2" fo:font-family="'IPH Lib Serif'" style:font-family-generic="roman" style:font-pitch="variable" fo:font-size="10pt" fo:language="ru" fo:country="RU" style:letter-kerning="true" style:font-name-asian="Arial Unicode MS1" style:font-family-asian="'Arial Unicode MS'" style:font-family-generic-asian="swiss" style:font-pitch-asian="variable" style:font-size-asian="10pt" style:language-asian="zh" style:country-asian="CN" style:font-name-complex="IPH Lib Serif2" style:font-family-complex="'IPH Lib Serif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аффилиация" style:family="paragraph" style:parent-style-name="Standard">
      <style:paragraph-properties fo:margin-left="0mm" fo:margin-right="0mm" fo:margin-top="2.12mm" fo:margin-bottom="2.12mm" loext:contextual-spacing="false" fo:line-height="3.53mm" fo:orphans="2" fo:widows="2" fo:text-indent="0mm" style:auto-text-indent="false"/>
      <style:text-properties style:use-window-font-color="true" style:font-name="Calibri" fo:font-family="Calibri, Carlito" style:font-family-generic="swiss" style:font-pitch="variable" fo:font-size="9pt" style:font-name-asian="Calibri" style:font-family-asian="Calibri, Carlito" style:font-family-generic-asian="swiss" style:font-pitch-asian="variable" style:font-size-asian="9pt" style:font-name-complex="IPH Lib Serif2" style:font-family-complex="'IPH Lib Serif'" style:font-family-generic-complex="roman" style:font-pitch-complex="variable" style:font-size-complex="10pt"/>
    </style:style>
    <style:style style:name="колонтитул" style:family="paragraph">
      <style:paragraph-properties fo:orphans="0" fo:widows="0" fo:hyphenation-ladder-count="no-limit"/>
      <style:text-properties style:use-window-font-color="true" style:font-name="Times" fo:font-family="Times" style:font-family-generic="roman" style:font-pitch="variable" fo:font-size="10pt" fo:language="ru" fo:country="RU" style:letter-kerning="true" style:font-name-asian="IPH Lib Serif2" style:font-family-asian="'IPH Lib Serif'" style:font-family-generic-asian="roman" style:font-pitch-asian="variable" style:font-size-asian="10pt" style:language-asian="zh" style:country-asian="CN" style:font-name-complex="Times" style:font-family-complex="Times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Концевой_20_титульный_20_лист" style:display-name="Концевой титульный лист" style:family="paragraph" style:parent-style-name="Standard">
      <style:paragraph-properties fo:orphans="2" fo:widows="2"/>
      <style:text-properties style:use-window-font-color="true" style:font-name="Calibri" fo:font-family="Calibri, Carlito" style:font-family-generic="swiss" style:font-pitch="variable" fo:font-size="10pt" style:font-name-asian="Calibri" style:font-family-asian="Calibri, Carlito" style:font-family-generic-asian="swiss" style:font-pitch-asian="variable" style:font-size-asian="10pt" style:font-name-complex="IPH Lib Serif2" style:font-family-complex="'IPH Lib Serif'" style:font-family-generic-complex="roman" style:font-pitch-complex="variable" style:font-size-complex="10pt"/>
    </style:style>
    <style:style style:name="Обычный_20__28_веб_29_" style:display-name="Обычный (веб)" style:family="paragraph" style:parent-style-name="Standard">
      <style:paragraph-properties fo:margin-top="1.76mm" fo:margin-bottom="1.76mm" loext:contextual-spacing="false" fo:orphans="2" fo:widows="2"/>
      <style:text-properties style:use-window-font-color="true" style:font-name="Calibri" fo:font-family="Calibri, Carlito" style:font-family-generic="swiss" style:font-pitch="variable" fo:font-size="10pt" style:font-name-asian="Calibri" style:font-family-asian="Calibri, Carlito" style:font-family-generic-asian="swiss" style:font-pitch-asian="variable" style:font-size-asian="10pt" style:font-name-complex="IPH Lib Serif2" style:font-family-complex="'IPH Lib Serif'" style:font-family-generic-complex="roman" style:font-pitch-complex="variable" style:font-size-complex="10pt"/>
    </style:style>
    <style:style style:name="Список_20_памятки_20_для_20_авторов" style:display-name="Список памятки для авторов" style:family="paragraph" style:parent-style-name="Standard">
      <style:paragraph-properties fo:margin-left="6mm" fo:margin-right="0mm" fo:line-height="100%" fo:orphans="2" fo:widows="2" fo:text-indent="-6mm" style:auto-text-indent="false">
        <style:tab-stops>
          <style:tab-stop style:position="0mm"/>
        </style:tab-stops>
      </style:paragraph-properties>
      <style:text-properties style:use-window-font-color="true" style:font-name="Calibri" fo:font-family="Calibri, Carlito" style:font-family-generic="swiss" style:font-pitch="variable" fo:font-size="10pt" style:font-name-asian="Calibri" style:font-family-asian="Calibri, Carlito" style:font-family-generic-asian="swiss" style:font-pitch-asian="variable" style:font-size-asian="10pt" style:font-name-complex="IPH Lib Serif2" style:font-family-complex="'IPH Lib Serif'" style:font-family-generic-complex="roman" style:font-pitch-complex="variable" style:font-size-complex="10pt"/>
    </style:style>
    <style:style style:name="Стиль_20_Заголовок_20_2_20__2b__20_14_20_пт" style:display-name="Стиль Заголовок 2 + 14 пт" style:family="paragraph" style:next-style-name="Heading_20_3">
      <style:paragraph-properties fo:orphans="2" fo:widows="2"/>
      <style:text-properties style:use-window-font-color="true" style:font-name="IPH Lib Serif2" fo:font-family="'IPH Lib Serif'" style:font-family-generic="roman" style:font-pitch="variable" fo:font-size="12pt" fo:language="ru" fo:country="RU" fo:font-weight="bold" style:font-name-asian="IPH Lib Serif2" style:font-family-asian="'IPH Lib Serif'" style:font-family-generic-asian="roman" style:font-pitch-asian="variable" style:font-size-asian="12pt" style:language-asian="zh" style:country-asian="CN" style:font-weight-asian="bold" style:font-name-complex="IPH Lib Serif2" style:font-family-complex="'IPH Lib Serif'" style:font-family-generic-complex="roman" style:font-pitch-complex="variable" style:font-size-complex="12pt" style:language-complex="ar" style:country-complex="SA" style:font-weight-complex="bold"/>
    </style:style>
    <style:style style:name="Текст_20_выноски" style:display-name="Текст выноски" style:family="paragraph" style:parent-style-name="Standard">
      <style:paragraph-properties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, Carlito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" style:display-name="Текст примечания" style:family="paragraph" style:parent-style-name="Standard">
      <style:paragraph-properties fo:orphans="2" fo:widows="2"/>
      <style:text-properties style:use-window-font-color="true" style:font-name="Calibri" fo:font-family="Calibri, Carlito" style:font-family-generic="swiss" style:font-pitch="variable" fo:font-size="10pt" style:font-name-asian="Calibri" style:font-family-asian="Calibri, Carlito" style:font-family-generic-asian="swiss" style:font-pitch-asian="variable" style:font-size-asian="10pt" style:font-name-complex="IPH Lib Serif2" style:font-family-complex="'IPH Lib Serif'" style:font-family-generic-complex="roman" style:font-pitch-complex="variable" style:font-size-complex="10pt"/>
    </style:style>
    <style:style style:name="Текст_20_сноски" style:display-name="Текст сноски" style:family="paragraph">
      <style:paragraph-properties fo:margin-left="5.91mm" fo:margin-right="0mm" fo:line-height="3.53mm" fo:text-align="justify" style:justify-single-word="false" fo:orphans="2" fo:widows="2" fo:text-indent="-5.91mm" style:auto-text-indent="false">
        <style:tab-stops>
          <style:tab-stop style:position="5.91mm"/>
        </style:tab-stops>
      </style:paragraph-properties>
      <style:text-properties style:use-window-font-color="true" style:font-name="IPH Lib Serif2" fo:font-family="'IPH Lib Serif'" style:font-family-generic="roman" style:font-pitch="variable" fo:font-size="9pt" fo:language="ru" fo:country="RU" style:letter-kerning="true" style:font-name-asian="IPH Lib Serif2" style:font-family-asian="'IPH Lib Serif'" style:font-family-generic-asian="roman" style:font-pitch-asian="variable" style:font-size-asian="9pt" style:font-name-complex="IPH Lib Serif2" style:font-family-complex="'IPH Lib Serif'" style:font-family-generic-complex="roman" style:font-pitch-complex="variable" style:font-size-complex="9pt" style:language-complex="ar" style:country-complex="SA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Цитирование" style:family="paragraph" style:parent-style-name="Text_20_body">
      <style:paragraph-properties fo:margin-left="7mm" fo:margin-right="7mm" fo:margin-top="2.12mm" fo:margin-bottom="2.12mm" loext:contextual-spacing="true" fo:line-height="3.88mm" fo:orphans="2" fo:widows="2" fo:text-indent="0mm" style:auto-text-indent="false"/>
      <style:text-properties style:use-window-font-color="true" style:font-name="IPH Lib Serif3" fo:font-family="'IPH Lib Serif'" style:font-style-name="Обычный" style:font-family-generic="roman" style:font-pitch="variable" fo:font-size="10pt" style:font-name-asian="Calibri" style:font-family-asian="Calibri, Carlito" style:font-family-generic-asian="swiss" style:font-pitch-asian="variable" style:font-size-asian="10pt" style:language-asian="zh" style:country-asian="CN" style:font-name-complex="IPH Lib Serif2" style:font-family-complex="'IPH Lib Serif'" style:font-family-generic-complex="roman" style:font-pitch-complex="variable" style:font-size-complex="10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IPH Lib Serif2" fo:font-family="'IPH Lib Serif'" style:font-family-generic="roman" style:font-pitch="variable" fo:font-size="12pt" fo:language="ru" fo:country="RU" style:font-name-asian="IPH Lib Serif2" style:font-family-asian="'IPH Lib Serif'" style:font-family-generic-asian="roman" style:font-pitch-asian="variable" style:font-size-asian="12pt" style:font-name-complex="IPH Lib Serif2" style:font-family-complex="'IPH Lib Serif'" style:font-family-generic-complex="roman" style:font-pitch-complex="variable" style:font-size-complex="12pt" style:language-complex="ar" style:country-complex="SA"/>
    </style:style>
    <style:style style:name="УДК" style:family="paragraph" style:parent-style-name="Автор">
      <style:paragraph-properties fo:margin-left="0mm" fo:margin-right="0mm" fo:text-align="start" style:justify-single-word="false" fo:text-indent="0mm" style:auto-text-indent="false"/>
      <style:text-properties officeooo:rsid="003b0f8e"/>
    </style:style>
    <style:style style:name="Цитата" style:family="paragraph" style:parent-style-name="Standard">
      <style:paragraph-properties fo:margin-left="10mm" fo:margin-right="9mm" fo:text-align="justify" style:justify-single-word="false" fo:text-indent="10mm" style:auto-text-indent="false"/>
      <style:text-properties style:font-size-complex="10pt"/>
    </style:style>
    <style:style style:name="Subtitle" style:family="paragraph" style:parent-style-name="Standard" style:next-style-name="Standard" style:class="chapter">
      <style:paragraph-properties fo:margin-top="6.35mm" fo:margin-bottom="1.41m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/>
    </style:style>
    <style:style style:name="Стандартный_20_HTML" style:display-name="Стандартный HTML" style:family="paragraph" style:parent-style-name="Standard">
      <style:paragraph-properties fo:margin-top="0mm" fo:margin-bottom="0mm" loext:contextual-spacing="false" fo:line-height="100%"/>
      <style:text-properties style:font-name="Courier New" fo:font-family="'Courier New'" style:font-family-generic="modern" fo:font-size="10pt" fo:language="none" fo:country="none" style:font-size-asian="10pt" style:font-name-complex="Courier New" style:font-family-complex="'Courier New'" style:font-family-generic-complex="modern" style:font-size-complex="10pt"/>
    </style:style>
    <style:style style:name="Основной_20_текст_20_абзаца" style:display-name="Основной текст абзаца" style:family="paragraph" style:parent-style-name="Standard">
      <style:paragraph-properties fo:margin-left="0mm" fo:margin-right="0mm" fo:line-height="150%" fo:text-align="justify" style:justify-single-word="false" fo:orphans="0" fo:widows="0" fo:text-indent="9m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8pt"/>
    </style:style>
    <style:style style:name="Index_20_1" style:display-name="Index 1" style:family="paragraph" style:parent-style-name="Standard" style:next-style-name="Standard" style:class="index">
      <style:paragraph-properties fo:margin-left="3.53mm" fo:margin-right="0mm" fo:text-indent="-3.53m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7.06mm" fo:margin-right="0mm" fo:text-indent="-3.53m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0.58mm" fo:margin-right="0mm" fo:text-indent="-3.53m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Текст_20_абзаца_20_после_20_цитаты" style:display-name="Текст абзаца после цитаты" style:family="paragraph" style:parent-style-name="Основной_20_текст_20_абзаца" style:next-style-name="Основной_20_текст_20_абзаца">
      <style:paragraph-properties fo:margin-left="0mm" fo:margin-right="0mm" fo:text-indent="0mm" style:auto-text-indent="false"/>
      <style:text-properties style:font-name-asian="SimSun" style:font-family-asian="SimSun, 宋体" style:font-pitch-asian="variable"/>
    </style:style>
    <style:style style:name="Цитата_20_без_20_нумерации" style:display-name="Цитата без нумерации" style:family="paragraph" style:parent-style-name="Основной_20_текст_20_абзаца" style:next-style-name="Основной_20_текст_20_абзаца">
      <style:paragraph-properties fo:margin-left="17.5mm" fo:margin-right="10mm" fo:margin-top="4.23mm" fo:margin-bottom="4.23mm" loext:contextual-spacing="false" fo:orphans="2" fo:widows="2" fo:text-indent="0mm" style:auto-text-indent="false"/>
      <style:text-properties style:language-complex="ar" style:country-complex="SA"/>
    </style:style>
    <style:style style:name="Автор_20_эпиграфа" style:display-name="Автор эпиграфа" style:family="paragraph" style:parent-style-name="Эпиграф">
      <style:paragraph-properties fo:line-height="4.23mm"/>
      <style:text-properties fo:font-size="14pt" fo:font-style="italic" style:font-size-asian="14pt" style:font-style-asian="italic"/>
    </style:style>
    <style:style style:name="Заголовок_20_раздела" style:display-name="Заголовок раздела" style:family="paragraph" style:parent-style-name="Основной_20_текст_20_абзаца" style:next-style-name="Основной_20_текст_20_абзаца">
      <style:paragraph-properties fo:margin-left="0mm" fo:margin-right="0mm" fo:margin-top="4.23mm" fo:margin-bottom="2.12mm" loext:contextual-spacing="false" fo:text-align="center" style:justify-single-word="false" fo:text-indent="0mm" style:auto-text-indent="false" fo:keep-with-next="always"/>
      <style:text-properties fo:font-variant="small-caps"/>
    </style:style>
    <style:style style:name="Заголовок_20_главы" style:display-name="Заголовок главы" style:family="paragraph" style:parent-style-name="Заголовок_20_раздела" style:next-style-name="Основной_20_текст_20_абзаца">
      <style:text-properties fo:font-variant="normal" fo:text-transform="none" fo:font-size="14pt" fo:font-weight="bold" style:font-size-asian="14pt" style:font-weight-asian="bold" style:font-size-complex="10pt"/>
    </style:style>
    <style:style style:name="Абзац_20_списка" style:display-name="Абзац списка" style:family="paragraph" style:parent-style-name="Standard">
      <style:paragraph-properties fo:margin-left="12.7mm" fo:margin-right="0mm" fo:margin-top="0mm" fo:margin-bottom="3.53mm" loext:contextual-spacing="true" fo:text-indent="0mm" style:auto-text-indent="false"/>
    </style:style>
    <style:style style:name="Редколлегия-шапка" style:family="paragraph" style:parent-style-name="Редколлегия">
      <style:paragraph-properties fo:line-height="3.9mm" fo:text-align="center" style:justify-single-word="false"/>
      <style:text-properties fo:font-size="9.80000019073486pt"/>
    </style:style>
    <style:style style:name="Автор_20_без_20_шмуца" style:display-name="Автор без шмуца" style:family="paragraph" style:parent-style-name="Автор" style:master-page-name="">
      <style:paragraph-properties fo:margin-top="30mm" fo:margin-bottom="0mm" loext:contextual-spacing="false" style:page-number="auto"/>
      <style:text-properties fo:language="en" fo:country="US"/>
    </style:style>
    <style:style style:name="Аннотация_20_и_20_Ключевые_20_слова-конец" style:display-name="Аннотация и Ключевые слова-конец" style:family="paragraph" style:parent-style-name="Аннотация_20_и_20_Ключевые_20_слова">
      <style:paragraph-properties fo:margin-top="0mm" fo:margin-bottom="9mm" loext:contextual-spacing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Minion Pro" fo:font-family="'Minion Pro'" style:font-style-name="Regular" style:font-pitch="variable" fo:font-size="12pt" style:font-size-asian="12pt"/>
    </style:style>
    <style:style style:name="Pa4" style:family="paragraph" style:parent-style-name="Default" style:default-outline-level="">
      <style:paragraph-properties style:line-height-at-least="4.25mm"/>
    </style:style>
    <style:style style:name="Pa0" style:family="paragraph" style:parent-style-name="Default" style:default-outline-level="">
      <style:paragraph-properties style:line-height-at-least="4.25mm"/>
    </style:style>
    <style:style style:name="Pa5" style:family="paragraph" style:parent-style-name="Default" style:default-outline-level="">
      <style:paragraph-properties style:line-height-at-least="4.25mm"/>
    </style:style>
    <style:style style:name="Pa6" style:family="paragraph" style:parent-style-name="Default" style:default-outline-level="">
      <style:paragraph-properties style:line-height-at-least="4.25mm"/>
    </style:style>
    <style:style style:name="Pa7" style:family="paragraph" style:parent-style-name="Default" style:default-outline-level="">
      <style:paragraph-properties style:line-height-at-least="4.25mm"/>
    </style:style>
    <style:style style:name="Pa8" style:family="paragraph" style:parent-style-name="Default" style:default-outline-level="">
      <style:paragraph-properties style:line-height-at-least="4.25mm"/>
    </style:style>
    <style:style style:name="Pa9" style:family="paragraph" style:parent-style-name="Default" style:default-outline-level="">
      <style:paragraph-properties style:line-height-at-least="4.25mm"/>
    </style:style>
    <style:style style:name="Верхний_20_колонтитул_20_первая_20_страница" style:display-name="Верхний колонтитул первая страница" style:family="paragraph" style:parent-style-name="Table_20_Contents" style:master-page-name="">
      <loext:graphic-properties draw:fill="none" draw:fill-color="#729fcf"/>
      <style:paragraph-properties fo:line-height="100%" fo:text-align="end" style:justify-single-word="false" style:page-number="auto" fo:background-color="transparent">
        <style:tab-stops/>
      </style:paragraph-properties>
      <style:text-properties fo:font-size="8pt" officeooo:rsid="0086ef68" style:font-size-asian="8pt" style:font-size-complex="8pt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>
      <style:text-properties style:text-position="super 70%" style:font-name="IPH Lib Serif3" fo:font-family="'IPH Lib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 style:font-name="IPH Lib Serif2" fo:font-family="'IPH Lib Serif'" style:font-family-generic="roman" style:font-pitch="variable" fo:font-size="12pt" style:font-size-asian="12pt" style:font-name-complex="IPH Lib Serif2" style:font-family-complex="'IPH Lib Serif'" style:font-family-generic-complex="roman" style:font-pitch-complex="variable"/>
    </style:style>
    <style:style style:name="Emphasis" style:family="text">
      <style:text-properties style:font-name="IPH Lib Serif3" fo:font-family="'IPH Lib Serif'" style:font-style-name="Курсив" style:font-family-generic="roman" style:font-pitch="variable" fo:font-style="italic" style:font-style-asian="italic" style:font-name-complex="IPH Lib Serif2" style:font-family-complex="'IPH Lib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IPH Lib Serif" fo:font-family="'IPH Lib Serif'" style:font-style-name="Обычный" style:font-family-generic="roman" style:font-pitch="variable" style:text-underline-style="none" style:font-name-complex="IPH Lib Serif2" style:font-family-complex="'IPH Lib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style:font-name="IPH Lib Serif1" fo:font-family="'IPH Lib Serif'" style:font-style-name="Жирный" style:font-family-generic="roman" style:font-pitch="variable" fo:font-weight="bold" style:font-weight-asian="bold" style:font-name-complex="IPH Lib Serif2" style:font-family-complex="'IPH Lib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 style:parent-style-name="Основной_20_шрифт_20_абзаца">
      <style:text-properties fo:color="#000000" style:font-name="IPH Lib Serif2" fo:font-family="'IPH Lib Serif'" style:font-family-generic="roman" style:font-pitch="variable" fo:font-size="10pt" fo:language="ru" fo:country="RU" style:font-size-asian="10pt" style:font-name-complex="IPH Lib Serif2" style:font-family-complex="'IPH Lib Serif'" style:font-family-generic-complex="roman" style:font-pitch-complex="variable" style:font-size-complex="10pt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>
      <style:text-properties fo:font-size="9pt" style:font-size-asian="9pt" style:font-name-complex="IPH Lib Serif2" style:font-family-complex="'IPH Lib Serif'" style:font-family-generic-complex="roman" style:font-pitch-complex="variable" style:font-size-complex="9pt"/>
    </style:style>
    <style:style style:name="Знак_20_сноски1" style:display-name="Знак сноски1" style:family="text">
      <style:text-properties style:text-position="super 58%"/>
    </style:style>
    <style:style style:name="Знак_20_сноски2" style:display-name="Знак сноски2" style:family="text">
      <style:text-properties style:text-position="super 58%"/>
    </style:style>
    <style:style style:name="Неразрешенное_20_упоминание" style:display-name="Неразрешенное упоминание" style:family="text">
      <style:text-properties fo:color="#808080" fo:background-color="#e6e6e6"/>
    </style:style>
    <style:style style:name="WW-Символ_20_сноски" style:display-name="WW-Символ сноски" style:family="text">
      <style:text-properties style:text-line-through-style="none" style:text-line-through-type="none" style:text-position="super 58%" style:font-name="IPH Lib Serif2" fo:font-family="'IPH Lib Serif'" style:font-family-generic="roman" style:font-pitch="variable" fo:font-size="9pt" fo:letter-spacing="normal" style:letter-kerning="false" style:font-size-asian="9pt" style:font-name-complex="IPH Lib Serif2" style:font-family-complex="'IPH Lib Serif'" style:font-family-generic-complex="roman" style:font-pitch-complex="variable" style:font-size-complex="9pt" style:text-scale="100%"/>
    </style:style>
    <style:style style:name="Стиль_20_Заголовок_20_2_20__2b__20_14_20_пт_20_Знак" style:display-name="Стиль Заголовок 2 + 14 пт Знак" style:family="text">
      <style:text-properties fo:font-size="12pt" fo:language="ru" fo:country="RU" fo:font-weight="bold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Стиль_20_Символ_20_сноски_20__2b__20_11_20_пт" style:display-name="Стиль Символ сноски + 11 пт" style:family="text">
      <style:text-properties style:text-line-through-style="none" style:text-line-through-type="none" style:text-position="super 58%" style:font-name="IPH Lib Serif2" fo:font-family="'IPH Lib Serif'" style:font-family-generic="roman" style:font-pitch="variable" fo:font-size="9pt" fo:letter-spacing="normal" style:letter-kerning="false" style:font-size-asian="9pt" style:font-name-complex="IPH Lib Serif2" style:font-family-complex="'IPH Lib Serif'" style:font-family-generic-complex="roman" style:font-pitch-complex="variable" style:font-size-complex="11pt" style:text-scale="100%"/>
    </style:style>
    <style:style style:name="WW-Символ_20_сноски1" style:display-name="WW-Символ сноски1" style:family="text">
      <style:text-properties style:text-line-through-style="none" style:text-line-through-type="none" style:text-position="super 58%" style:font-name="IPH Lib Serif2" fo:font-family="'IPH Lib Serif'" style:font-family-generic="roman" style:font-pitch="variable" fo:font-size="9pt" fo:letter-spacing="normal" style:letter-kerning="false" style:font-size-asian="9pt" style:font-name-complex="IPH Lib Serif2" style:font-family-complex="'IPH Lib Serif'" style:font-family-generic-complex="roman" style:font-pitch-complex="variable" style:font-size-complex="9pt" style:text-scale="100%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1pt" fo:language="en" fo:country="US" style:font-size-asian="11pt" style:font-size-complex="11pt"/>
    </style:style>
    <style:style style:name="Character_5f_20_5f_style" style:display-name="Character_20_style" style:family="text"/>
    <style:style style:name="Знак_20_сноски" style:display-name="Знак сноски" style:family="text">
      <style:text-properties style:text-position="super 58%"/>
    </style:style>
    <style:style style:name="Symbol" style:family="text">
      <style:text-properties style:font-name="Symbol" fo:font-family="Symbol" style:font-family-generic="roman" style:font-pitch="variable"/>
    </style:style>
    <style:style style:name="Основной_20_шрифт_20_абзаца1" style:display-name="Основной шрифт абзаца1" style:family="text">
      <style:text-properties style:font-name="IPH Lib Serif" fo:font-family="'IPH Lib Serif'" style:font-style-name="Обычный" style:font-family-generic="roman" style:font-pitch="variable"/>
    </style:style>
    <style:style style:name="hps" style:family="text" style:parent-style-name="Основной_20_шрифт_20_абзаца1">
      <style:text-properties style:font-name="IPH Lib Serif" fo:font-family="'IPH Lib Serif'" style:font-style-name="Обычный" style:font-family-generic="roman" style:font-pitch="variable"/>
    </style:style>
    <style:style style:name="A6" style:family="text">
      <style:text-properties fo:color="#000000" style:font-name="Minion Pro" fo:font-family="'Minion Pro'" style:font-style-name="Regular" style:font-pitch="variable" fo:font-size="11pt" style:font-size-asian="11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IPH Lib Serif4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style:font-name="IPH Lib Serif4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18.86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17.55mm" fo:text-indent="-6.35mm" fo:margin-left="17.55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0.02mm" style:rel-width="100%" table:align="center" style:writing-mode="page"/>
    </style:style>
    <style:style style:name="Таблица3.A" style:family="table-column">
      <style:table-column-properties style:column-width="43.34mm" style:rel-column-width="2400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0.02mm" style:rel-width="100%" table:align="center" style:writing-mode="page"/>
    </style:style>
    <style:style style:name="Таблица4.A" style:family="table-column">
      <style:table-column-properties style:column-width="30.69mm" style:rel-column-width="1700*"/>
    </style:style>
    <style:style style:name="Таблица4.B" style:family="table-column">
      <style:table-column-properties style:column-width="68.58mm" style:rel-column-width="3798*"/>
    </style:style>
    <style:style style:name="Таблица4.C" style:family="table-column">
      <style:table-column-properties style:column-width="30.73mm" style:rel-column-width="1702*"/>
    </style:style>
    <style:style style:name="Таблица4.A1" style:family="table-cell">
      <style:table-cell-properties fo:padding="0mm" fo:border="none"/>
    </style:style>
    <style:style style:name="Таблица8" style:family="table">
      <style:table-properties style:rel-width="100%" table:align="center" style:writing-mode="page"/>
    </style:style>
    <style:style style:name="Таблица8.A" style:family="table-column">
      <style:table-column-properties style:rel-column-width="6840*"/>
    </style:style>
    <style:style style:name="Таблица8.B" style:family="table-column">
      <style:table-column-properties style:rel-column-width="360*"/>
    </style:style>
    <style:style style:name="Таблица8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9" style:family="table">
      <style:table-properties style:rel-width="100%" table:align="center" style:writing-mode="page"/>
    </style:style>
    <style:style style:name="Таблица9.A" style:family="table-column">
      <style:table-column-properties style:rel-column-width="360*"/>
    </style:style>
    <style:style style:name="Таблица9.B" style:family="table-column">
      <style:table-column-properties style:rel-column-width="6840*"/>
    </style:style>
    <style:style style:name="Таблица9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5" style:family="table">
      <style:table-properties style:width="129.03mm" style:rel-width="100%" table:align="center" style:writing-mode="page"/>
    </style:style>
    <style:style style:name="Таблица5.A" style:family="table-column">
      <style:table-column-properties style:column-width="129.03mm" style:rel-column-width="7371*"/>
    </style:style>
    <style:style style:name="Таблица5.A1" style:family="table-cell">
      <style:table-cell-properties fo:padding="0m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font-size="10pt" officeooo:rsid="00723830" officeooo:paragraph-rsid="00723830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fo:font-size="9pt" officeooo:rsid="0076438c" officeooo:paragraph-rsid="0076438c" style:font-size-asian="9pt" style:font-size-complex="9pt"/>
    </style:style>
    <style:style style:name="MP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081bba0" officeooo:paragraph-rsid="0081bba0" style:font-size-asian="8pt" style:font-style-asian="normal" style:font-size-complex="8pt"/>
    </style:style>
    <style:style style:name="MP5" style:family="paragraph" style:parent-style-name="Первая_20_страница">
      <style:paragraph-properties fo:text-align="center" style:justify-single-word="false"/>
      <style:text-properties fo:font-size="11pt" fo:letter-spacing="0.71mm" fo:font-weight="bold" officeooo:rsid="0081bba0" officeooo:paragraph-rsid="0081bba0" style:font-size-asian="11pt" style:font-weight-asian="bold" style:font-size-complex="11pt" style:font-weight-complex="bold"/>
    </style:style>
    <style:style style:name="MP6" style:family="paragraph" style:parent-style-name="Table_20_Contents">
      <style:paragraph-properties fo:line-height="100%" fo:text-align="end" style:justify-single-word="false"/>
      <style:text-properties fo:font-size="8pt" officeooo:rsid="0081bba0" officeooo:paragraph-rsid="0081bba0" style:font-size-asian="8pt" style:font-size-complex="8pt"/>
    </style:style>
    <style:style style:name="MP7" style:family="paragraph" style:parent-style-name="Первая_20_страница">
      <style:paragraph-properties fo:text-align="center" style:justify-single-word="false"/>
      <style:text-properties fo:font-size="11pt" fo:letter-spacing="0.71mm" fo:font-weight="bold" officeooo:rsid="0085fc4d" officeooo:paragraph-rsid="0085fc4d" style:font-size-asian="11pt" style:font-weight-asian="bold" style:font-size-complex="11pt" style:font-weight-complex="bold"/>
    </style:style>
    <style:style style:name="MP8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3b4ce1" style:font-style-asian="normal" style:font-style-complex="normal"/>
    </style:style>
    <style:style style:name="MP9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8365fb" style:font-style-asian="normal" style:font-style-complex="normal"/>
    </style:style>
    <style:style style:name="MP10" style:family="paragraph" style:parent-style-name="Верхний_20_колонтитул_20_ле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italic" officeooo:rsid="013b4ce1" officeooo:paragraph-rsid="013b4ce1" style:font-style-asian="italic" style:font-style-complex="italic"/>
    </style:style>
    <style:style style:name="MP11" style:family="paragraph" style:parent-style-name="Footer">
      <style:text-properties fo:font-size="8pt" officeooo:rsid="00dbd734" officeooo:paragraph-rsid="00dbd734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size="9pt" officeooo:rsid="00723830" officeooo:paragraph-rsid="00723830" style:font-size-asian="9pt" style:font-size-complex="9pt"/>
    </style:style>
    <style:style style:name="MT1" style:family="text">
      <style:text-properties fo:language="en" fo:country="US" officeooo:rsid="024a08cb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officeooo:rsid="009c3fa3"/>
    </style:style>
    <style:style style:name="MT4" style:family="text">
      <style:text-properties officeooo:rsid="009f4cf9"/>
    </style:style>
    <style:style style:name="MT5" style:family="text">
      <style:text-properties officeooo:rsid="02519778"/>
    </style:style>
    <style:page-layout style:name="Mpm1">
      <style:page-layout-properties fo:page-width="180mm" fo:page-height="250mm" style:num-format="1" style:print-orientation="portrait" fo:margin-top="30mm" fo:margin-bottom="17.99mm" fo:margin-left="35mm" fo:margin-right="35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4.01mm" fo:margin-left="0mm" fo:margin-right="0mm" fo:margin-bottom="33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180mm" fo:page-height="25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80mm" fo:page-height="250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1.01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80mm" fo:page-height="250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1.01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80mm" fo:page-height="250mm" style:num-format="1" style:print-orientation="portrait" fo:margin-top="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  <style:page-layout style:name="Mpm6">
      <style:page-layout-properties fo:page-width="180mm" fo:page-height="250mm" style:num-format="1" style:print-orientation="portrait" fo:margin-top="18.5mm" fo:margin-bottom="20.5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4mm" fo:margin-left="0mm" fo:margin-right="0mm" fo:margin-top="0mm" fo:background-color="transparent" style:dynamic-spacing="false" draw:fill="none" draw:fill-color="#729fcf"/>
      </style:footer-style>
    </style:page-layout>
    <style:page-layout style:name="Mpm7">
      <style:page-layout-properties fo:page-width="180mm" fo:page-height="250mm" style:num-format="1" style:print-orientation="portrait" fo:margin-top="18.5mm" fo:margin-bottom="20.5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8.45mm" fo:margin-left="0mm" fo:margin-right="0mm" fo:margin-bottom="7.44mm" fo:background-color="transparent" style:dynamic-spacing="false" draw:fill="none" draw:fill-color="#729fcf"/>
      </style:header-style>
      <style:footer-style/>
    </style:page-layout>
    <style:page-layout style:name="Mpm8">
      <style:page-layout-properties fo:page-width="180mm" fo:page-height="250mm" style:num-format="1" style:print-orientation="portrait" fo:margin-top="18.5mm" fo:margin-bottom="20.5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8.41mm" fo:margin-left="0mm" fo:margin-right="0mm" fo:margin-bottom="7.41mm" fo:background-color="transparent" style:dynamic-spacing="false" draw:fill="none" draw:fill-color="#729fcf"/>
      </style:header-style>
      <style:footer-style/>
    </style:page-layout>
    <style:page-layout style:name="Mpm9">
      <style:page-layout-properties fo:page-width="180mm" fo:page-height="250mm" style:num-format="1" style:print-orientation="portrait" fo:margin-top="18.5mm" fo:margin-bottom="20.5mm" fo:margin-left="24.99mm" fo:margin-right="24.99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="none" draw:fill-color="#729fcf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80mm" fo:page-height="250mm" style:num-format="1" style:print-orientation="portrait" fo:margin-top="18.5mm" fo:margin-bottom="20.5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columns fo:column-count="1" fo:column-gap="0mm"/>
        <style:footnote-sep style:width="0.18mm" style:distance-before-sep="3mm" style:distance-after-sep="1.01mm" style:line-style="solid" style:adjustment="left" style:rel-width="22%" style:color="#000000"/>
      </style:page-layout-properties>
      <style:header-style>
        <style:header-footer-properties fo:min-height="8.01mm" fo:margin-left="0mm" fo:margin-right="0mm" fo:margin-bottom="7mm" fo:background-color="transparent" style:dynamic-spacing="false" draw:fill="none" draw:fill-color="#729fcf"/>
      </style:header-style>
      <style:footer-style/>
    </style:page-layout>
    <style:page-layout style:name="Mpm11">
      <style:page-layout-properties fo:page-width="180mm" fo:page-height="250mm" style:num-format="1" style:print-orientation="portrait" fo:margin-top="18.5mm" fo:margin-bottom="20.5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columns fo:column-count="1" fo:column-gap="0mm"/>
        <style:footnote-sep style:width="0.18mm" style:distance-before-sep="3mm" style:distance-after-sep="1.01mm" style:line-style="solid" style:adjustment="left" style:rel-width="22%" style:color="#000000"/>
      </style:page-layout-properties>
      <style:header-style>
        <style:header-footer-properties fo:min-height="8.01mm" fo:margin-left="0mm" fo:margin-right="0mm" fo:margin-bottom="7mm" fo:border-top="none" fo:border-bottom="1.56pt double #000000" fo:border-left="none" fo:border-right="none" style:border-line-width-bottom="0.26mm 0.26mm 0.02mm" fo:padding="0.49mm" fo:background-color="transparent" style:dynamic-spacing="false" draw:fill="none" draw:fill-color="#729fcf"/>
      </style:header-style>
      <style:footer-style>
        <style:header-footer-properties fo:min-height="8.01mm" fo:margin-left="0mm" fo:margin-right="0mm" fo:margin-top="7mm" fo:background-color="transparent" style:dynamic-spacing="false" draw:fill="none" draw:fill-color="#729fcf"/>
      </style:footer-style>
    </style:page-layout>
    <style:page-layout style:name="Mpm12">
      <style:page-layout-properties fo:page-width="180mm" fo:page-height="25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50mm" fo:page-height="180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180mm" fo:page-height="250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50mm" fo:page-height="180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SSN 2072-0726 <text:span text:style-name="MT1">(Online)</text:span></text:p>
      </style:header>
    </style:master-page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
          <text:span text:style-name="MT2">
            <text:page-number text:select-page="current">0</text:page-number>
          </text:span>
          <text:tab/>
          <text:tab/>
          <text:span text:style-name="MT3">Логика и философия</text:span>
        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
          <text:span text:style-name="MT4">А.С. Карпенко. Сверхреализм. Часть 1: От мыслимого к возможному<text:tab/></text:span>
          <text:span text:style-name="MT2">
            <text:page-number text:select-page="current">0</text:page-number>
          </text:span>
        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Первая_20_страница">ISSN 2072-0726</text:p>
      </style:header>
      <style:footer>
        <text:p text:style-name="MP2">© Институт философии РАН, 2016</text:p>
      </style:footer>
    </style:master-page>
    <style:master-page style:name="Титул_20_английский" style:display-name="Титул английский" style:page-layout-name="Mpm6" style:next-style-name="В_20_номере">
      <style:footer>
        <text:user-field-decls>
          <text:user-field-decl office:value-type="string" office:string-value="2019" text:name="year"/>
        </text:user-field-decls>
        <text:p text:style-name="MP3">© RAS Institute of Philosophy, <text:user-field-get text:name="year">2019</text:user-field-get></text:p>
      </style:footer>
    </style:master-page>
    <style:master-page style:name="В_20_номере" style:display-name="В номере" style:page-layout-name="Mpm7" style:next-style-name="Table_20_of_20_contents">
      <style:header>
        <table:table table:name="Таблица3" table:style-name="Таблица3">
          <table:table-column table:style-name="Таблица3.A" table:number-columns-repeated="3"/>
          <table:table-row>
            <table:table-cell table:style-name="Таблица3.A1" office:value-type="string">
              <text:p text:style-name="MP4"/>
            </table:table-cell>
            <table:table-cell table:style-name="Таблица3.A1" office:value-type="string">
              <text:p text:style-name="MP5"/>
            </table:table-cell>
            <table:table-cell table:style-name="Таблица3.A1" office:value-type="string">
              <text:p text:style-name="MP6"/>
            </table:table-cell>
          </table:table-row>
        </table:table>
      </style:header>
    </style:master-page>
    <style:master-page style:name="Table_20_of_20_contents" style:display-name="Table of contents" style:page-layout-name="Mpm8">
      <style:head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>
            <table:table-cell table:style-name="Таблица4.A1" office:value-type="string">
              <text:p text:style-name="MP4"/>
            </table:table-cell>
            <table:table-cell table:style-name="Таблица4.A1" office:value-type="string">
              <text:p text:style-name="MP7"/>
            </table:table-cell>
            <table:table-cell table:style-name="Таблица4.A1" office:value-type="string">
              <text:p text:style-name="MP6"/>
            </table:table-cell>
          </table:table-row>
        </table:table>
      </style:header>
    </style:master-page>
    <style:master-page style:name="Выпускная_20_страница" style:display-name="Выпускная страница" style:page-layout-name="Mpm9"/>
    <style:master-page style:name="Footnote" style:hidden="true" style:page-layout-name="Mpm2"/>
    <style:master-page style:name="Страница_20_статьи" style:display-name="Страница статьи" style:page-layout-name="Mpm10">
      <style:header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MP8"/>
            </table:table-cell>
            <table:table-cell table:style-name="Таблица8.A1" office:value-type="string">
              <text:p text:style-name="MP9">
                <text:page-number text:select-page="current">0</text:page-number>
              </text:p>
            </table:table-cell>
          </table:table-row>
        </table:table>
      </style:header>
      <style:header-left>
        <table:table table:name="Таблица9" table:style-name="Таблица9">
          <table:table-column table:style-name="Таблица9.A"/>
          <table:table-column table:style-name="Таблица9.B"/>
          <table:table-row>
            <table:table-cell table:style-name="Таблица9.A1" office:value-type="string">
              <text:p text:style-name="MP8">
                <text:page-number text:select-page="current">0</text:page-number>
              </text:p>
            </table:table-cell>
            <table:table-cell table:style-name="Таблица9.A1" office:value-type="string">
              <text:p text:style-name="MP10"/>
            </table:table-cell>
          </table:table-row>
        </table:table>
      </style:header-left>
    </style:master-page>
    <style:master-page style:name="Первая_20_страница_20_статьи" style:display-name="Первая страница статьи" style:page-layout-name="Mpm11" style:next-style-name="Страница_20_статьи">
      <style:header>
        <table:table table:name="Таблица5" table:style-name="Таблица5">
          <table:table-column table:style-name="Таблица5.A"/>
          <table:table-row>
            <table:table-cell table:style-name="Таблица5.A1" office:value-type="string">
              <text:p text:style-name="Верхний_20_колонтитул_20_первая_20_страница">Философская антропология</text:p>
              <text:p text:style-name="Верхний_20_колонтитул_20_первая_20_страница"><text:user-field-get text:name="year">2019</text:user-field-get>. <text:span text:style-name="MT5">Т</text:span>. <text:user-field-get text:name="volume">1</text:user-field-get>. <text:span text:style-name="MT5">№</text:span><text:user-field-get text:name="number">2</text:user-field-get>. <text:span text:style-name="MT5">С</text:span>. <text:page-number text:select-page="current">6</text:page-number>–</text:p>
              <text:p text:style-name="Верхний_20_колонтитул_20_первая_20_страница"/>
              <text:p text:style-name="Верхний_20_колонтитул_20_первая_20_страница">DOI: 10.21146/2414-3715-<text:user-field-get text:name="year">2019</text:user-field-get>-<text:user-field-get text:name="volume">1</text:user-field-get>-<text:user-field-get text:name="number">2</text:user-field-get>-<text:page-number text:select-page="current">6</text:page-number>-</text:p>
            </table:table-cell>
          </table:table-row>
        </table:table>
      </style:header>
      <style:footer>
        <text:p text:style-name="MP11"/>
      </style:footer>
    </style:master-page>
    <style:master-page style:name="Index" style:hidden="true" style:page-layout-name="Mpm12"/>
    <style:master-page style:name="Титул_20_русский" style:display-name="Титул русский" style:page-layout-name="Mpm6" style:next-style-name="Титул_20_английский">
      <style:footer>
        <text:user-field-decls>
          <text:user-field-decl office:value-type="string" office:string-value="2019" text:name="year"/>
        </text:user-field-decls>
        <text:p text:style-name="MP12">© Институт философии РАН, <text:user-field-get text:name="year">2019</text:user-field-get></text:p>
      </style:footer>
    </style:master-page>
    <style:master-page style:name="Envelope" style:hidden="true" style:page-layout-name="Mpm13"/>
    <style:master-page style:name="HTML" style:hidden="true" style:page-layout-name="Mpm14"/>
    <style:master-page style:name="Landscape" style:page-layout-name="Mpm1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6:00:00</meta:creation-date>
    <meta:generator>LibreOffice/6.1.6.3$Linux_X86_64 LibreOffice_project/5896ab1714085361c45cf540f76f60673dd96a72</meta:generator>
    <meta:editing-duration>PT16H47M16S</meta:editing-duration>
    <meta:editing-cycles>103</meta:editing-cycles>
    <dc:date>2019-06-09T16:00:57.855000000</dc:date>
    <meta:document-statistic meta:table-count="8" meta:image-count="0" meta:object-count="0" meta:page-count="9" meta:paragraph-count="124" meta:word-count="1201" meta:character-count="9167" meta:non-whitespace-character-count="8102"/>
    <meta:user-defined meta:name="template">ФА</meta:user-defined>
    <meta:template xlink:type="simple" xlink:actuate="onRequest" xlink:title="ФЖ" xlink:href="../../../../Рабочий%20стол/Новая%20папка/ФЖ.ott" meta:date="2019-03-12T12:34:08.396712823"/>
  </office:meta>
</office:document-meta>
</file>